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2.6778in" table:align="left"/>
    </style:style>
    <style:style style:name="Πίνακας1.A" style:family="table-column">
      <style:table-column-properties style:column-width="1.4431in"/>
    </style:style>
    <style:style style:name="Πίνακας1.B" style:family="table-column">
      <style:table-column-properties style:column-width="1.2347in"/>
    </style:style>
    <style:style style:name="Πίνακας1.A1" style:family="table-cell">
      <style:table-cell-properties fo:padding="0.0382in" fo:border-left="0.05pt solid #000000" fo:border-right="none" fo:border-top="0.05pt solid #000000" fo:border-bottom="0.05pt solid #000000"/>
    </style:style>
    <style:style style:name="Πίνακας1.B1" style:family="table-cell">
      <style:table-cell-properties fo:padding="0.0382in" fo:border-left="none" fo:border-right="0.05pt solid #000000" fo:border-top="0.05pt solid #000000" fo:border-bottom="0.05pt solid #000000"/>
    </style:style>
    <style:style style:name="P1" style:family="paragraph" style:parent-style-name="Standard">
      <style:paragraph-properties fo:text-align="justify" style:justify-single-word="false"/>
      <style:text-properties fo:language="el" fo:country="GR" fo:font-weight="normal" officeooo:rsid="00087638" officeooo:paragraph-rsid="000bd224" style:font-weight-asian="normal" style:font-weight-complex="normal"/>
    </style:style>
    <style:style style:name="P2" style:family="paragraph" style:parent-style-name="Standard">
      <style:paragraph-properties fo:text-align="justify" style:justify-single-word="false"/>
      <style:text-properties fo:language="el" fo:country="GR" fo:font-weight="normal" officeooo:rsid="0008ffb6" officeooo:paragraph-rsid="000bd224" style:font-weight-asian="normal" style:font-weight-complex="normal"/>
    </style:style>
    <style:style style:name="P3" style:family="paragraph" style:parent-style-name="Standard">
      <style:paragraph-properties fo:text-align="justify" style:justify-single-word="false"/>
      <style:text-properties fo:language="el" fo:country="GR" fo:font-style="normal" officeooo:rsid="0018a5d4" officeooo:paragraph-rsid="0016b302" style:font-style-asian="normal" style:font-style-complex="normal"/>
    </style:style>
    <style:style style:name="P4" style:family="paragraph" style:parent-style-name="Standard">
      <style:paragraph-properties fo:text-align="center" style:justify-single-word="false"/>
      <style:text-properties fo:font-size="20pt" fo:font-weight="bold" officeooo:paragraph-rsid="00082e55" style:font-size-asian="20pt" style:font-weight-asian="bold" style:font-size-complex="20pt" style:font-weight-complex="bold"/>
    </style:style>
    <style:style style:name="P5" style:family="paragraph" style:parent-style-name="Standard">
      <style:text-properties fo:font-weight="bold" officeooo:paragraph-rsid="00082e55" style:font-weight-asian="bold" style:font-weight-complex="bold"/>
    </style:style>
    <style:style style:name="P6" style:family="paragraph" style:parent-style-name="Standard">
      <style:text-properties officeooo:paragraph-rsid="00082e55"/>
    </style:style>
    <style:style style:name="P7" style:family="paragraph" style:parent-style-name="Standard">
      <style:paragraph-properties fo:text-align="justify" style:justify-single-word="false"/>
      <style:text-properties officeooo:rsid="009ca025" officeooo:paragraph-rsid="009ca025"/>
    </style:style>
    <style:style style:name="P8" style:family="paragraph" style:parent-style-name="Standard">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082e55"/>
    </style:style>
    <style:style style:name="P11" style:family="paragraph" style:parent-style-name="Text_20_body">
      <style:paragraph-properties fo:text-align="justify" style:justify-single-word="false"/>
      <style:text-properties fo:language="el" fo:country="GR" fo:font-weight="normal" officeooo:rsid="004f8d5e" officeooo:paragraph-rsid="00082e55" style:font-weight-asian="normal" style:font-weight-complex="normal"/>
    </style:style>
    <style:style style:name="P12" style:family="paragraph" style:parent-style-name="Text_20_body">
      <style:paragraph-properties fo:text-align="justify" style:justify-single-word="false"/>
      <style:text-properties fo:language="el" fo:country="GR" officeooo:rsid="000d33dc" officeooo:paragraph-rsid="0011fd06"/>
    </style:style>
    <style:style style:name="P13" style:family="paragraph" style:parent-style-name="Text_20_body">
      <style:paragraph-properties fo:text-align="justify" style:justify-single-word="false"/>
      <style:text-properties fo:language="el" fo:country="GR"/>
    </style:style>
    <style:style style:name="P14" style:family="paragraph" style:parent-style-name="Text_20_body">
      <style:paragraph-properties fo:text-align="justify" style:justify-single-word="false"/>
      <style:text-properties fo:language="el" fo:country="GR" officeooo:rsid="001c69c4" officeooo:paragraph-rsid="001c69c4"/>
    </style:style>
    <style:style style:name="P15" style:family="paragraph" style:parent-style-name="Text_20_body">
      <style:paragraph-properties fo:text-align="justify" style:justify-single-word="false"/>
      <style:text-properties fo:language="el" fo:country="GR" officeooo:rsid="001c69c4" officeooo:paragraph-rsid="0023b2cd"/>
    </style:style>
    <style:style style:name="P16" style:family="paragraph" style:parent-style-name="Text_20_body">
      <style:paragraph-properties fo:text-align="justify" style:justify-single-word="false"/>
      <style:text-properties fo:language="el" fo:country="GR" officeooo:rsid="002d12d2" officeooo:paragraph-rsid="00386ba8"/>
    </style:style>
    <style:style style:name="P17" style:family="paragraph" style:parent-style-name="Text_20_body">
      <style:paragraph-properties fo:text-align="justify" style:justify-single-word="false"/>
      <style:text-properties fo:language="el" fo:country="GR" officeooo:rsid="00386ba8" officeooo:paragraph-rsid="004b7f72"/>
    </style:style>
    <style:style style:name="P18" style:family="paragraph" style:parent-style-name="Footnote">
      <style:text-properties fo:language="el" fo:country="GR" officeooo:rsid="003432ae" officeooo:paragraph-rsid="003432ae"/>
    </style:style>
    <style:style style:name="P19" style:family="paragraph" style:parent-style-name="Standard">
      <style:paragraph-properties fo:text-align="justify" style:justify-single-word="false"/>
      <style:text-properties fo:font-size="10.5pt" fo:language="el" fo:country="GR" officeooo:rsid="009d843b" officeooo:paragraph-rsid="009d843b" style:font-size-asian="10.5pt" style:font-size-complex="10.5pt"/>
    </style:style>
    <style:style style:name="P20" style:family="paragraph" style:parent-style-name="Standard">
      <style:paragraph-properties fo:text-align="justify" style:justify-single-word="false"/>
      <style:text-properties officeooo:rsid="009ca025" officeooo:paragraph-rsid="009ca025"/>
    </style:style>
    <style:style style:name="P21" style:family="paragraph" style:parent-style-name="Text_20_body" style:list-style-name="L1">
      <style:paragraph-properties fo:text-align="justify" style:justify-single-word="false"/>
      <style:text-properties fo:language="el" fo:country="GR" officeooo:rsid="000e2876" officeooo:paragraph-rsid="0011fd06"/>
    </style:style>
    <style:style style:name="P22" style:family="paragraph" style:parent-style-name="Text_20_body" style:list-style-name="L1">
      <style:paragraph-properties fo:text-align="justify" style:justify-single-word="false"/>
      <style:text-properties fo:language="el" fo:country="GR" officeooo:rsid="000e2876" officeooo:paragraph-rsid="00142f70"/>
    </style:style>
    <style:style style:name="P23" style:family="paragraph" style:parent-style-name="Text_20_body" style:list-style-name="L2">
      <style:paragraph-properties fo:text-align="justify" style:justify-single-word="false"/>
      <style:text-properties fo:language="el" fo:country="GR"/>
    </style:style>
    <style:style style:name="P24" style:family="paragraph" style:parent-style-name="Text_20_body">
      <style:paragraph-properties fo:text-align="justify" style:justify-single-word="false"/>
      <style:text-properties fo:language="el" fo:country="GR" officeooo:paragraph-rsid="00bc7812"/>
    </style:style>
    <style:style style:name="P25" style:family="paragraph" style:parent-style-name="Text_20_body" style:list-style-name="L3">
      <style:paragraph-properties fo:text-align="justify" style:justify-single-word="false"/>
      <style:text-properties fo:language="el" fo:country="GR" officeooo:rsid="002d12d2" officeooo:paragraph-rsid="002d12d2"/>
    </style:style>
    <style:style style:name="P26" style:family="paragraph" style:parent-style-name="Text_20_body" style:list-style-name="L4">
      <style:paragraph-properties fo:text-align="justify" style:justify-single-word="false"/>
      <style:text-properties fo:language="el" fo:country="GR" officeooo:rsid="00a4c90e" officeooo:paragraph-rsid="00b31ad4"/>
    </style:style>
    <style:style style:name="P27" style:family="paragraph" style:parent-style-name="Text_20_body" style:list-style-name="L4">
      <style:paragraph-properties fo:text-align="justify" style:justify-single-word="false"/>
      <style:text-properties fo:language="el" fo:country="GR" officeooo:rsid="00ad3e05" officeooo:paragraph-rsid="00ad3e05"/>
    </style:style>
    <style:style style:name="P28" style:family="paragraph" style:parent-style-name="Text_20_body">
      <style:paragraph-properties fo:text-align="justify" style:justify-single-word="false"/>
      <style:text-properties fo:language="el" fo:country="GR" officeooo:rsid="00ad3e05" officeooo:paragraph-rsid="00ad3e05"/>
    </style:style>
    <style:style style:name="P29" style:family="paragraph" style:parent-style-name="Text_20_body" style:list-style-name="L4">
      <style:paragraph-properties fo:text-align="justify" style:justify-single-word="false"/>
      <style:text-properties fo:language="el" fo:country="GR" officeooo:rsid="00b5b7b0" officeooo:paragraph-rsid="00b5b7b0"/>
    </style:style>
    <style:style style:name="P30" style:family="paragraph" style:parent-style-name="Text_20_body" style:list-style-name="L4">
      <style:paragraph-properties fo:text-align="justify" style:justify-single-word="false"/>
      <style:text-properties officeooo:paragraph-rsid="00b31ad4"/>
    </style:style>
    <style:style style:name="P31" style:family="paragraph" style:parent-style-name="Text_20_body" style:list-style-name="L4">
      <style:paragraph-properties fo:text-align="justify" style:justify-single-word="false"/>
      <style:text-properties officeooo:paragraph-rsid="00a4c90e"/>
    </style:style>
    <style:style style:name="P32" style:family="paragraph" style:parent-style-name="Text_20_body">
      <style:paragraph-properties fo:text-align="justify" style:justify-single-word="false"/>
      <style:text-properties officeooo:paragraph-rsid="006699e7"/>
    </style:style>
    <style:style style:name="P33" style:family="paragraph" style:parent-style-name="Text_20_body" style:list-style-name="L4">
      <style:paragraph-properties fo:text-align="justify" style:justify-single-word="false"/>
      <style:text-properties officeooo:rsid="00aed56a" officeooo:paragraph-rsid="00b31ad4"/>
    </style:style>
    <style:style style:name="P34" style:family="paragraph" style:parent-style-name="Text_20_body" style:list-style-name="L4">
      <style:paragraph-properties fo:text-align="justify" style:justify-single-word="false"/>
      <style:text-properties officeooo:rsid="00abacf2" officeooo:paragraph-rsid="00b31ad4"/>
    </style:style>
    <style:style style:name="P35" style:family="paragraph" style:parent-style-name="Text_20_body" style:list-style-name="L4">
      <style:paragraph-properties fo:text-align="justify" style:justify-single-word="false"/>
      <style:text-properties officeooo:rsid="00b53000" officeooo:paragraph-rsid="00b53000"/>
    </style:style>
    <style:style style:name="P36" style:family="paragraph" style:parent-style-name="Heading_20_3">
      <style:text-properties fo:language="el" fo:country="GR"/>
    </style:style>
    <style:style style:name="P37" style:family="paragraph" style:parent-style-name="Heading_20_3">
      <style:paragraph-properties fo:text-align="justify" style:justify-single-word="false"/>
      <style:text-properties fo:language="el" fo:country="GR" fo:font-weight="bold" officeooo:rsid="000a116d" officeooo:paragraph-rsid="000bd224" style:font-weight-asian="bold" style:font-weight-complex="bold"/>
    </style:style>
    <style:style style:name="P38" style:family="paragraph" style:parent-style-name="Heading_20_3">
      <style:text-properties fo:language="el" fo:country="GR" officeooo:rsid="009da856" officeooo:paragraph-rsid="009da856"/>
    </style:style>
    <style:style style:name="P39" style:family="paragraph" style:parent-style-name="Heading_20_3">
      <style:text-properties officeooo:paragraph-rsid="006b9977"/>
    </style:style>
    <style:style style:name="P40" style:family="paragraph" style:parent-style-name="Footnote">
      <style:text-properties fo:language="el" fo:country="GR" officeooo:rsid="00ba49f7" officeooo:paragraph-rsid="00bbebc3"/>
    </style:style>
    <style:style style:name="T1" style:family="text">
      <style:text-properties officeooo:rsid="00016179"/>
    </style:style>
    <style:style style:name="T2" style:family="text">
      <style:text-properties fo:language="el" fo:country="GR"/>
    </style:style>
    <style:style style:name="T3" style:family="text">
      <style:text-properties fo:language="el" fo:country="GR" officeooo:rsid="00016179"/>
    </style:style>
    <style:style style:name="T4" style:family="text">
      <style:text-properties fo:language="el" fo:country="GR" officeooo:rsid="00082e55"/>
    </style:style>
    <style:style style:name="T5" style:family="text">
      <style:text-properties fo:language="el" fo:country="GR" fo:font-style="italic" style:font-style-asian="italic" style:font-style-complex="italic"/>
    </style:style>
    <style:style style:name="T6" style:family="text">
      <style:text-properties fo:language="el" fo:country="GR" fo:font-style="italic" officeooo:rsid="000e2876" style:font-style-asian="italic" style:font-style-complex="italic"/>
    </style:style>
    <style:style style:name="T7" style:family="text">
      <style:text-properties fo:language="el" fo:country="GR" fo:font-style="italic" officeooo:rsid="00497534" style:font-style-asian="italic" style:font-style-complex="italic"/>
    </style:style>
    <style:style style:name="T8" style:family="text">
      <style:text-properties fo:language="el" fo:country="GR" fo:font-style="italic" officeooo:rsid="00583e1e" style:font-style-asian="italic" style:font-style-complex="italic"/>
    </style:style>
    <style:style style:name="T9" style:family="text">
      <style:text-properties fo:language="el" fo:country="GR" fo:font-style="normal" style:font-style-asian="normal" style:font-style-complex="normal"/>
    </style:style>
    <style:style style:name="T10" style:family="text">
      <style:text-properties fo:language="el" fo:country="GR" fo:font-style="normal" officeooo:rsid="00165ed0" style:font-style-asian="normal" style:font-style-complex="normal"/>
    </style:style>
    <style:style style:name="T11" style:family="text">
      <style:text-properties fo:language="el" fo:country="GR" fo:font-style="normal" officeooo:rsid="0016b302" style:font-style-asian="normal" style:font-style-complex="normal"/>
    </style:style>
    <style:style style:name="T12" style:family="text">
      <style:text-properties fo:language="el" fo:country="GR" fo:font-style="normal" officeooo:rsid="000e2876" style:font-style-asian="normal" style:font-style-complex="normal"/>
    </style:style>
    <style:style style:name="T13" style:family="text">
      <style:text-properties fo:language="el" fo:country="GR" fo:font-style="normal" officeooo:rsid="0018a5d4" style:font-style-asian="normal" style:font-style-complex="normal"/>
    </style:style>
    <style:style style:name="T14" style:family="text">
      <style:text-properties fo:language="el" fo:country="GR" fo:font-style="normal" officeooo:rsid="001aa1ac" style:font-style-asian="normal" style:font-style-complex="normal"/>
    </style:style>
    <style:style style:name="T15" style:family="text">
      <style:text-properties fo:language="el" fo:country="GR" fo:font-style="normal" officeooo:rsid="001c69c4" style:font-style-asian="normal" style:font-style-complex="normal"/>
    </style:style>
    <style:style style:name="T16" style:family="text">
      <style:text-properties fo:language="el" fo:country="GR" fo:font-style="normal" officeooo:rsid="00294e46" style:font-style-asian="normal" style:font-style-complex="normal"/>
    </style:style>
    <style:style style:name="T17" style:family="text">
      <style:text-properties fo:language="el" fo:country="GR" fo:font-style="normal" officeooo:rsid="002b24ef" style:font-style-asian="normal" style:font-style-complex="normal"/>
    </style:style>
    <style:style style:name="T18" style:family="text">
      <style:text-properties fo:language="el" fo:country="GR" fo:font-style="normal" officeooo:rsid="002cce32" style:font-style-asian="normal" style:font-style-complex="normal"/>
    </style:style>
    <style:style style:name="T19" style:family="text">
      <style:text-properties fo:language="el" fo:country="GR" fo:font-style="normal" officeooo:rsid="002d12d2" style:font-style-asian="normal" style:font-style-complex="normal"/>
    </style:style>
    <style:style style:name="T20" style:family="text">
      <style:text-properties fo:language="el" fo:country="GR" fo:font-style="normal" officeooo:rsid="004858ee" style:font-style-asian="normal" style:font-style-complex="normal"/>
    </style:style>
    <style:style style:name="T21" style:family="text">
      <style:text-properties fo:language="el" fo:country="GR" fo:font-style="normal" officeooo:rsid="00487aec" style:font-style-asian="normal" style:font-style-complex="normal"/>
    </style:style>
    <style:style style:name="T22" style:family="text">
      <style:text-properties fo:language="el" fo:country="GR" fo:font-style="normal" officeooo:rsid="00497534" style:font-style-asian="normal" style:font-style-complex="normal"/>
    </style:style>
    <style:style style:name="T23" style:family="text">
      <style:text-properties fo:language="el" fo:country="GR" fo:font-style="normal" officeooo:rsid="004bcbbe" style:font-style-asian="normal" style:font-style-complex="normal"/>
    </style:style>
    <style:style style:name="T24" style:family="text">
      <style:text-properties fo:language="el" fo:country="GR" fo:font-style="normal" officeooo:rsid="004db359" style:font-style-asian="normal" style:font-style-complex="normal"/>
    </style:style>
    <style:style style:name="T25" style:family="text">
      <style:text-properties fo:language="el" fo:country="GR" fo:font-style="normal" officeooo:rsid="004fc70a" style:font-style-asian="normal" style:font-style-complex="normal"/>
    </style:style>
    <style:style style:name="T26" style:family="text">
      <style:text-properties fo:language="el" fo:country="GR" fo:font-style="normal" officeooo:rsid="005112a5" style:font-style-asian="normal" style:font-style-complex="normal"/>
    </style:style>
    <style:style style:name="T27" style:family="text">
      <style:text-properties fo:language="el" fo:country="GR" fo:font-style="normal" officeooo:rsid="0053901b" style:font-style-asian="normal" style:font-style-complex="normal"/>
    </style:style>
    <style:style style:name="T28" style:family="text">
      <style:text-properties fo:language="el" fo:country="GR" fo:font-style="normal" officeooo:rsid="0053e475" style:font-style-asian="normal" style:font-style-complex="normal"/>
    </style:style>
    <style:style style:name="T29" style:family="text">
      <style:text-properties fo:language="el" fo:country="GR" fo:font-style="normal" officeooo:rsid="00544ce3" style:font-style-asian="normal" style:font-style-complex="normal"/>
    </style:style>
    <style:style style:name="T30" style:family="text">
      <style:text-properties fo:language="el" fo:country="GR" fo:font-style="normal" officeooo:rsid="0055a4ae" style:font-style-asian="normal" style:font-style-complex="normal"/>
    </style:style>
    <style:style style:name="T31" style:family="text">
      <style:text-properties fo:language="el" fo:country="GR" fo:font-style="normal" officeooo:rsid="005713c1" style:font-style-asian="normal" style:font-style-complex="normal"/>
    </style:style>
    <style:style style:name="T32" style:family="text">
      <style:text-properties fo:language="el" fo:country="GR" fo:font-style="normal" officeooo:rsid="00583e1e" style:font-style-asian="normal" style:font-style-complex="normal"/>
    </style:style>
    <style:style style:name="T33" style:family="text">
      <style:text-properties fo:language="el" fo:country="GR" fo:font-style="normal" officeooo:rsid="00597e38" style:font-style-asian="normal" style:font-style-complex="normal"/>
    </style:style>
    <style:style style:name="T34" style:family="text">
      <style:text-properties fo:language="el" fo:country="GR" fo:font-style="normal" officeooo:rsid="005ca8f0" style:font-style-asian="normal" style:font-style-complex="normal"/>
    </style:style>
    <style:style style:name="T35" style:family="text">
      <style:text-properties fo:language="el" fo:country="GR" fo:font-style="normal" officeooo:rsid="005ec798" style:font-style-asian="normal" style:font-style-complex="normal"/>
    </style:style>
    <style:style style:name="T36" style:family="text">
      <style:text-properties fo:language="el" fo:country="GR" fo:font-style="normal" officeooo:rsid="0062c24a" style:font-style-asian="normal" style:font-style-complex="normal"/>
    </style:style>
    <style:style style:name="T37" style:family="text">
      <style:text-properties fo:language="el" fo:country="GR" fo:font-style="normal" officeooo:rsid="006d19bd" style:font-style-asian="normal" style:font-style-complex="normal"/>
    </style:style>
    <style:style style:name="T38" style:family="text">
      <style:text-properties fo:language="el" fo:country="GR" fo:font-style="normal" officeooo:rsid="0096e168" style:font-style-asian="normal" style:font-style-complex="normal"/>
    </style:style>
    <style:style style:name="T39" style:family="text">
      <style:text-properties fo:language="el" fo:country="GR" fo:font-style="normal" officeooo:rsid="00985af1" style:font-style-asian="normal" style:font-style-complex="normal"/>
    </style:style>
    <style:style style:name="T40" style:family="text">
      <style:text-properties fo:language="el" fo:country="GR" fo:font-style="normal" officeooo:rsid="00a13f66" style:font-style-asian="normal" style:font-style-complex="normal"/>
    </style:style>
    <style:style style:name="T41" style:family="text">
      <style:text-properties fo:language="el" fo:country="GR" fo:font-style="normal" officeooo:rsid="00bddce4" style:font-style-asian="normal" style:font-style-complex="normal"/>
    </style:style>
    <style:style style:name="T42" style:family="text">
      <style:text-properties fo:language="el" fo:country="GR" fo:font-style="normal" officeooo:rsid="00bf9d31" style:font-style-asian="normal" style:font-style-complex="normal"/>
    </style:style>
    <style:style style:name="T43" style:family="text">
      <style:text-properties fo:language="el" fo:country="GR" fo:font-style="normal" officeooo:rsid="00c0a024" style:font-style-asian="normal" style:font-style-complex="normal"/>
    </style:style>
    <style:style style:name="T44" style:family="text">
      <style:text-properties fo:language="el" fo:country="GR" officeooo:rsid="00a53bb3"/>
    </style:style>
    <style:style style:name="T45" style:family="text">
      <style:text-properties fo:language="el" fo:country="GR" officeooo:rsid="00a80ce1"/>
    </style:style>
    <style:style style:name="T46" style:family="text">
      <style:text-properties fo:language="el" fo:country="GR" officeooo:rsid="00a6c853"/>
    </style:style>
    <style:style style:name="T47" style:family="text">
      <style:text-properties fo:language="el" fo:country="GR" officeooo:rsid="00aa89e0"/>
    </style:style>
    <style:style style:name="T48" style:family="text">
      <style:text-properties fo:language="el" fo:country="GR" officeooo:rsid="00abacf2"/>
    </style:style>
    <style:style style:name="T49" style:family="text">
      <style:text-properties fo:language="el" fo:country="GR" officeooo:rsid="00ad3e05"/>
    </style:style>
    <style:style style:name="T50" style:family="text">
      <style:text-properties fo:language="el" fo:country="GR" officeooo:rsid="00b1a98b"/>
    </style:style>
    <style:style style:name="T51" style:family="text">
      <style:text-properties fo:language="el" fo:country="GR" officeooo:rsid="00b31ad4"/>
    </style:style>
    <style:style style:name="T52" style:family="text">
      <style:text-properties fo:language="el" fo:country="GR" officeooo:rsid="00b3754a"/>
    </style:style>
    <style:style style:name="T53" style:family="text">
      <style:text-properties fo:language="el" fo:country="GR" officeooo:rsid="00b53000"/>
    </style:style>
    <style:style style:name="T54" style:family="text">
      <style:text-properties fo:language="el" fo:country="GR" officeooo:rsid="00b56e7c"/>
    </style:style>
    <style:style style:name="T55" style:family="text">
      <style:text-properties fo:language="el" fo:country="GR" officeooo:rsid="00b5b7b0"/>
    </style:style>
    <style:style style:name="T56" style:family="text">
      <style:text-properties fo:language="el" fo:country="GR" officeooo:rsid="006699e7"/>
    </style:style>
    <style:style style:name="T57" style:family="text">
      <style:text-properties fo:language="el" fo:country="GR" officeooo:rsid="00696443"/>
    </style:style>
    <style:style style:name="T58" style:family="text">
      <style:text-properties fo:language="el" fo:country="GR" officeooo:rsid="00bc7812"/>
    </style:style>
    <style:style style:name="T59" style:family="text">
      <style:text-properties fo:language="el" fo:country="GR" officeooo:rsid="006b9977"/>
    </style:style>
    <style:style style:name="T60" style:family="text">
      <style:text-properties officeooo:rsid="00082e55"/>
    </style:style>
    <style:style style:name="T61" style:family="text">
      <style:text-properties officeooo:rsid="0008ffb6"/>
    </style:style>
    <style:style style:name="T62" style:family="text">
      <style:text-properties officeooo:rsid="000e2876"/>
    </style:style>
    <style:style style:name="T63" style:family="text">
      <style:text-properties fo:font-style="italic" officeooo:rsid="000e2876" style:font-style-asian="italic" style:font-style-complex="italic"/>
    </style:style>
    <style:style style:name="T64" style:family="text">
      <style:text-properties fo:font-style="italic" officeooo:rsid="0039e30f" style:font-style-asian="italic" style:font-style-complex="italic"/>
    </style:style>
    <style:style style:name="T65" style:family="text">
      <style:text-properties fo:font-style="italic" officeooo:rsid="003e638e" style:font-style-asian="italic" style:font-style-complex="italic"/>
    </style:style>
    <style:style style:name="T66" style:family="text">
      <style:text-properties fo:font-style="italic" officeooo:rsid="004b7f72" style:font-style-asian="italic" style:font-style-complex="italic"/>
    </style:style>
    <style:style style:name="T67" style:family="text">
      <style:text-properties fo:font-style="normal" officeooo:rsid="0039e30f" style:font-style-asian="normal" style:font-style-complex="normal"/>
    </style:style>
    <style:style style:name="T68" style:family="text">
      <style:text-properties fo:font-style="normal" officeooo:rsid="0039ec4f" style:font-style-asian="normal" style:font-style-complex="normal"/>
    </style:style>
    <style:style style:name="T69" style:family="text">
      <style:text-properties fo:font-style="normal" officeooo:rsid="003a53aa" style:font-style-asian="normal" style:font-style-complex="normal"/>
    </style:style>
    <style:style style:name="T70" style:family="text">
      <style:text-properties fo:font-style="normal" officeooo:rsid="003c3c86" style:font-style-asian="normal" style:font-style-complex="normal"/>
    </style:style>
    <style:style style:name="T71" style:family="text">
      <style:text-properties fo:font-style="normal" officeooo:rsid="003e31b2" style:font-style-asian="normal" style:font-style-complex="normal"/>
    </style:style>
    <style:style style:name="T72" style:family="text">
      <style:text-properties fo:font-style="normal" officeooo:rsid="003e638e" style:font-style-asian="normal" style:font-style-complex="normal"/>
    </style:style>
    <style:style style:name="T73" style:family="text">
      <style:text-properties fo:font-style="normal" officeooo:rsid="003febcf" style:font-style-asian="normal" style:font-style-complex="normal"/>
    </style:style>
    <style:style style:name="T74" style:family="text">
      <style:text-properties fo:font-style="normal" officeooo:rsid="00416bd6" style:font-style-asian="normal" style:font-style-complex="normal"/>
    </style:style>
    <style:style style:name="T75" style:family="text">
      <style:text-properties fo:font-style="normal" officeooo:rsid="0041f2d2" style:font-style-asian="normal" style:font-style-complex="normal"/>
    </style:style>
    <style:style style:name="T76" style:family="text">
      <style:text-properties fo:font-style="normal" officeooo:rsid="0042845c" style:font-style-asian="normal" style:font-style-complex="normal"/>
    </style:style>
    <style:style style:name="T77" style:family="text">
      <style:text-properties fo:font-style="normal" officeooo:rsid="0042fac8" style:font-style-asian="normal" style:font-style-complex="normal"/>
    </style:style>
    <style:style style:name="T78" style:family="text">
      <style:text-properties fo:font-style="normal" officeooo:rsid="00484a02" style:font-style-asian="normal" style:font-style-complex="normal"/>
    </style:style>
    <style:style style:name="T79" style:family="text">
      <style:text-properties fo:font-style="normal" officeooo:rsid="00497534" style:font-style-asian="normal" style:font-style-complex="normal"/>
    </style:style>
    <style:style style:name="T80" style:family="text">
      <style:text-properties fo:font-style="normal" officeooo:rsid="004a1db6" style:font-style-asian="normal" style:font-style-complex="normal"/>
    </style:style>
    <style:style style:name="T81" style:family="text">
      <style:text-properties fo:font-style="normal" officeooo:rsid="00726549" style:font-style-asian="normal" style:font-style-complex="normal"/>
    </style:style>
    <style:style style:name="T82" style:family="text">
      <style:text-properties fo:font-style="normal" officeooo:rsid="007277f1" style:font-style-asian="normal" style:font-style-complex="normal"/>
    </style:style>
    <style:style style:name="T83" style:family="text">
      <style:text-properties officeooo:rsid="001c69c4"/>
    </style:style>
    <style:style style:name="T84" style:family="text">
      <style:text-properties officeooo:rsid="001e4686"/>
    </style:style>
    <style:style style:name="T85" style:family="text">
      <style:text-properties officeooo:rsid="0023b2cd"/>
    </style:style>
    <style:style style:name="T86" style:family="text">
      <style:text-properties officeooo:rsid="002da637"/>
    </style:style>
    <style:style style:name="T87" style:family="text">
      <style:text-properties fo:language="en" fo:country="US" fo:font-style="normal" officeooo:rsid="003febcf" style:font-style-asian="normal" style:font-style-complex="normal"/>
    </style:style>
    <style:style style:name="T88" style:family="text">
      <style:text-properties officeooo:rsid="00696443"/>
    </style:style>
    <style:style style:name="T89" style:family="text">
      <style:text-properties officeooo:rsid="0071772d"/>
    </style:style>
    <style:style style:name="T90" style:family="text">
      <style:text-properties officeooo:rsid="0076007e"/>
    </style:style>
    <style:style style:name="T91" style:family="text">
      <style:text-properties fo:font-size="10.5pt" fo:language="el" fo:country="GR" style:font-size-asian="9.14999961853027pt" style:font-size-complex="10.5pt"/>
    </style:style>
    <style:style style:name="T92" style:family="text">
      <style:text-properties fo:font-size="10.5pt" fo:language="el" fo:country="GR" officeooo:rsid="009b12c1" style:font-size-asian="9.14999961853027pt" style:font-size-complex="10.5pt"/>
    </style:style>
    <style:style style:name="T93" style:family="text">
      <style:text-properties fo:font-size="10.5pt" fo:language="el" fo:country="GR" officeooo:rsid="00a9df32" style:font-size-asian="9.14999961853027pt" style:font-size-complex="10.5pt"/>
    </style:style>
    <style:style style:name="T94" style:family="text">
      <style:text-properties fo:font-size="10.5pt" fo:language="el" fo:country="GR" style:font-size-asian="10.5pt" style:font-size-complex="10.5pt"/>
    </style:style>
    <style:style style:name="T95" style:family="text">
      <style:text-properties fo:font-size="10.5pt" fo:language="el" fo:country="GR" officeooo:rsid="009b12c1" style:font-size-asian="10.5pt" style:font-size-complex="10.5pt"/>
    </style:style>
    <style:style style:name="T96" style:family="text">
      <style:text-properties fo:font-size="10.5pt" fo:language="el" fo:country="GR" officeooo:rsid="009bbca3" style:font-size-asian="10.5pt" style:font-size-complex="10.5pt"/>
    </style:style>
    <style:style style:name="T97" style:family="text">
      <style:text-properties fo:font-size="10.5pt" fo:language="el" fo:country="GR" officeooo:rsid="00a2b2b4" style:font-size-asian="10.5pt" style:font-size-complex="10.5pt"/>
    </style:style>
    <style:style style:name="T98" style:family="text">
      <style:text-properties officeooo:rsid="00b5b7b0"/>
    </style:style>
    <style:style style:name="T99" style:family="text">
      <style:text-properties officeooo:rsid="00b6b6c9"/>
    </style:style>
    <style:style style:name="T100" style:family="text">
      <style:text-properties officeooo:rsid="00bbebc3"/>
    </style:style>
    <style:style style:name="T101" style:family="text">
      <style:text-properties officeooo:rsid="006b9977"/>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vertical-rel="paragraph" style:horizontal-pos="center" style:horizontal-rel="paragraph" draw:ole-draw-aspect="1"/>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ΠΛΗ417<text:span text:style-name="T1"> – </text:span><text:span text:style-name="T2">Τεχνητή Νοημοσύνη</text:span></text:p>
      <text:p text:style-name="P4"><text:span text:style-name="T60">2</text:span>η <text:span text:style-name="T3">Προγραμματιστική </text:span><text:span text:style-name="T4">Ε</text:span><text:span text:style-name="T3">ργασία</text:span></text:p>
      <text:p text:style-name="P10"/>
      <text:p text:style-name="P5">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6">Μανώλης Πετράκος</text:p>
          </table:table-cell>
          <table:table-cell table:style-name="Πίνακας1.B1" office:value-type="string">
            <text:p text:style-name="P6">ΑΜ 2014030009</text:p>
          </table:table-cell>
        </table:table-row>
      </table:table>
      <text:p text:style-name="P11"/>
      <text:p text:style-name="P1">Για την υλοποίηση της εργασίας έχουν δημιουργηθεί δύο νέα αρχεία (state.c, state.h) στα οποία υλοποιείται ο πράκτορας. <text:span text:style-name="T61">Επίσης, έχουν γίνει αλλαγές στα αρχεία board.c και board.h ώστε η δομή Position να περιέχει περισσότερη πληροφορία. Τέλος, έχουν γίνει αλλαγές στα αρχεία client.c και client.h ώστε να εμφανίζονται στατιστικά και επιδόσεις του πράκτορα.</text:span></text:p>
      <text:p text:style-name="P2"><text:s/></text:p>
      <text:p text:style-name="P1"/>
      <text:h text:style-name="P37" text:outline-level="3">Επεξήγηση προσέγγισης</text:h>
      <text:p text:style-name="Standard"/>
      <text:p text:style-name="P12">Το πρώτο βήμα για την κατασκευή του πράκτορα είναι να καθοριστεί μια δομή <text:span text:style-name="T62">ως κατάσταση του πράκτορα και κόμβος του δέντρου αναζήτησης. Δεν έχει δημιουργηθεί κάποια καινούργια δομή, αλλά χρησιμοποιείται η </text:span><text:span text:style-name="T63">Position</text:span><text:span text:style-name="T62">. Τα δεδομένα της είναι αρκετά για την λειτουργία του minimax αλγόριθμου, αλλά έχει επεκταθεί για να μειωθεί ο υπολογιστικός φόρτος και για καλύτερη διάκριση μεταξύ διαφορετικών καταστάσεων. Πιο συγκεκριμένα, θυμάται για κάθε πλευρά:</text:span></text:p>
      <text:list xml:id="list1879433828" text:style-name="L1">
        <text:list-item>
          <text:p text:style-name="P21">πόσα μυρμήγκια ζουν, </text:p>
        </text:list-item>
        <text:list-item>
          <text:p text:style-name="P22">πόσα μυρμήγκια έχουν πεθάνει σε σχέση με την ρίζα του δέντρου,</text:p>
        </text:list-item>
        <text:list-item>
          <text:p text:style-name="P21">πόσα φαγητά έχουν πάρει σε σχέση με την ρίζα του δέντρου.</text:p>
        </text:list-item>
      </text:list>
      <text:p text:style-name="P9"><text:span text:style-name="T2">Για την ενημέρωση των παραπάνω, δημιουργήθηκε η συνάρτηση </text:span><text:span text:style-name="T5">DoMove2</text:span><text:span text:style-name="T9">. Αυτή, διαφέρει από την έτοιμη </text:span><text:span text:style-name="T5">DoMove</text:span><text:span text:style-name="T10"> και στον υπολογισμό του σκορ, </text:span><text:span text:style-name="T11">δίνοντας πάντα πόντο όταν τρώγεται ένα φαγητό. Τότε, το σκορ του </text:span><text:span text:style-name="T6">Position</text:span><text:span text:style-name="T12"> </text:span><text:span text:style-name="T11">περιγράφει το μέγιστο δυνατό σκορ σε αυτήν τη κατάσταση. Με την χρήση των παραπάνω στατιστικών </text:span><text:span text:style-name="T13">είναι δυνατόν να ξεχωριστούν οι σίγουροι πόντοι (από </text:span><text:span text:style-name="T14">μυρμήγκια-βασίλισσες</text:span><text:span text:style-name="T13"> και από την αρχή του δέντρου) και οι πιθανοί πόντοι (από φαγητά).</text:span></text:p>
      <text:p text:style-name="P9"><text:span text:style-name="T13">Γ</text:span><text:span text:style-name="T9">ια την επιλογή των κινήσεων είναι απαραίτητη μια συνάρτηση καταλληλότητας. </text:span><text:span text:style-name="T15">Λαμβάνονται υπόψιν οι παρακάτω παράμετροι και για τους δύο παίχτες:</text:span></text:p>
      <text:list xml:id="list3564600893" text:style-name="L2">
        <text:list-item>
          <text:p text:style-name="P23">Ζωντανά μυρμήγκια με βάρος 15,</text:p>
        </text:list-item>
        <text:list-item>
          <text:p text:style-name="P23">σίγουροι πόντοι με βάρος 10,</text:p>
        </text:list-item>
        <text:list-item>
          <text:p text:style-name="P23">πιθανοί πόντοι με βάρος 5,</text:p>
        </text:list-item>
        <text:list-item>
          <text:p text:style-name="P23">δυνατότητα <text:span text:style-name="T85">αιχμαλώτισης</text:span> <text:span text:style-name="T85">από τον επόμενο</text:span> παίχτη με βάρος 10. <text:span text:style-name="T83">Αν ο επόμενος παίχτης είναι ο αντίπαλος του πράκτορα, το βάρος γίνεται -10.</text:span></text:p>
        </text:list-item>
      </text:list>
      <text:p text:style-name="P13"/>
      <text:p text:style-name="P15"><draw:frame draw:style-name="fr1" draw:name="Object1" text:anchor-type="paragraph" svg:x="0.6339in" svg:y="1.561in" svg:width="5.6571in" svg:height="0.4492in" draw:z-index="0"><draw:object xlink:href="./Object 1" xlink:type="simple" xlink:show="embed" xlink:actuate="onLoad"/><draw:image xlink:href="./ObjectReplacements/Object 1" xlink:type="simple" xlink:show="embed" xlink:actuate="onLoad"/></draw:frame><text:soft-page-break/><text:span text:style-name="T84">Δίνεται</text:span> μεγαλύτερη βαρύτητα <text:span text:style-name="T84">στα ζωντανά μυρμήγκια, καθώς αυτά μπορούν να παράξουν περισσότερους πόντους στο μέλλον και να εμποδίσουν τον αντίπαλο. Αν οι πόντοι είχαν ίσο ή μεγαλύτερο βάρος από τα ζωντανά μυρμήγκια, ο πράκτορας γινόταν greedy και προσπαθούσε να μαζέψει γρήγορα όσους περισσότερους πόντους <text:s/>μπορούσε, βάζοντας τον εαυτό σε δυσκολότερη θέση στο μέλλον. Τέλος, η τελευταία παράμετρος υπάρχει για να μειωθεί το horizon effect</text:span><text:span text:style-name="T84"><text:note text:id="ftn1" text:note-class="footnote"><text:note-citation>1</text:note-citation><text:note-body><text:p text:style-name="P18">Επειδή γίνεται αναζήτηση σε ένα φραγμένο δέντρο καταστάσεων, ο πράκτορας δεν γνωρίζει τι υπάρχει πέρα από αυτό. Τότε εμφανίζεται το horizon effect και οι επιλογές του μπορεί να μην είναι οι βέλτιστες.</text:p></text:note-body></text:note></text:span><text:span text:style-name="T84"> που εμφανίζεται από την ατελής αναζήτηση. Συγκεντρωτικά, ο υπολογισμός της αξίας μιας κατάστασης γίνεται ως εξής: </text:span></text:p>
      <text:p text:style-name="P14"/>
      <text:p text:style-name="P3"/>
      <text:p text:style-name="P9"><text:span text:style-name="T13">Η </text:span><text:span text:style-name="T9">συνάρτηση καταλληλότητας δεν υπολογίζεται για κάθε κόμβο, αλλά μόνο για τους τερματικούς, </text:span><text:span text:style-name="T17">οι οποίοι</text:span><text:span text:style-name="T16"> επιλ</text:span><text:span text:style-name="T17">έγονται </text:span><text:span text:style-name="T16">μέσω της συνάρτησης τερματισμού. Ο βασικότερος παράγοντας της είναι το μέγιστο βάθος του δέντρου, </text:span><text:span text:style-name="T19">η συνάρτηση</text:span><text:span text:style-name="T16"> </text:span><text:span text:style-name="T18">σταματ</text:span><text:span text:style-name="T19">άει</text:span><text:span text:style-name="T18"> όλους τους κόμβους που θα το φτάσουν. </text:span><text:span text:style-name="T19">Πέρα από αυτό, μπορεί να θεωρήσει έναν κόμβο τερματικό για τους παρακάτω λόγους:</text:span></text:p>
      <text:list xml:id="list3120485738" text:style-name="L3">
        <text:list-item>
          <text:p text:style-name="P25">Είναι αδύνατον να γίνει αιχμαλωσία ή να πάρει κάποιος φαγητό <text:span text:style-name="T89">τώρα ή</text:span> στο μέλλον.</text:p>
        </text:list-item>
        <text:list-item>
          <text:p text:style-name="P25">Ο αντίπαλος δεν έχει μυρμηγκιά και δεν υπάρχει διαθέσιμο φαγητό.</text:p>
        </text:list-item>
        <text:list-item>
          <text:p text:style-name="P25">Ο πράκτορας χάνει και είναι αδύνατον να το αλλάξει.</text:p>
        </text:list-item>
        <text:list-item>
          <text:p text:style-name="P25">Ο πράκτορας κερδίζει και είναι αδύνατον να αλλάξει.</text:p>
        </text:list-item>
      </text:list>
      <text:p text:style-name="P16"><text:span text:style-name="T86">Σε γενικές γραμμές</text:span>, τα παραπάνω κριτήρια <text:span text:style-name="T86">στοχεύουν</text:span> σε καταστάσεις όπου δεν μπορεί να γίνει κάποια ουσιαστική αλλαγή <text:span text:style-name="T86">σε αυτές ή σε κάποια απόγονό τους.</text:span> <text:span text:style-name="T86">Τέλος, υπάρχει η επιλογή ο πράκτορας να μην σταματάει σε ‘άστατες’ καταστάσεις, δηλαδή σε αυτές όπου μπορεί να γίνει αιχμαλωσία. Τότε, τα φύλλα του δέντρου συνεχίζουν και πέρα του ορίου βάθους, μέχρι να φτάσουν σε κατάσταση ηρεμίας ή σε ένα δεύτερο όριο βάθους. Σαν αποτέλεσμα, μειώνεται το horizon effect αλλά αυξάνεται ο χρόνος εκτέλεσης.</text:span></text:p>
      <text:p text:style-name="P17">Με τις παραπάνω δομές και συναρτήσεις μπορεί να υλοποιηθεί ο αλγόριθμος minimax.<text:span text:style-name="T67"> </text:span><text:span text:style-name="T69">Αυτό γίνεται </text:span><text:span text:style-name="T80">σ</text:span><text:span text:style-name="T69">τις</text:span><text:span text:style-name="T67"> συναρτήσει</text:span><text:span text:style-name="T68">ς</text:span><text:span text:style-name="T67"> </text:span><text:span text:style-name="T64">minimax_decision</text:span><text:span text:style-name="T67">, </text:span><text:span text:style-name="T64">min_value </text:span><text:span text:style-name="T66">και</text:span><text:span text:style-name="T67"> </text:span><text:span text:style-name="T64">max_value</text:span><text:span text:style-name="T67">. </text:span><text:span text:style-name="T73">Η αναδρομή ξεκινάει από την πρώτη και καλούνται οι άλλες δύο </text:span><text:span text:style-name="T78">εναλλάξ.</text:span><text:span text:style-name="T67"> </text:span><text:span text:style-name="T79">Για κάθε νέα κατάσταση μελετούνται όλοι οι δυνατοί απόγονοι, μέχρι να σταματήσουν από την συνάρτηση τερματισμού.</text:span><text:span text:style-name="T67"> </text:span><text:span text:style-name="T70">Παρατηρείται ότι το δέντρο αναζήτησης γίνεται πολύ μεγάλο με αποτέλεσμα να μην είναι δυνατόν βαθιά αναζήτηση </text:span><text:span text:style-name="T71">σε λογικά χρονικά πλαίσια.</text:span></text:p>
      <text:p text:style-name="P13"><text:span text:style-name="T71">Για </text:span><text:span text:style-name="T74">να μπορέσει ο πράκτορας να εμβαθύνει την αναζήτηση</text:span><text:span text:style-name="T71">, ο αλγόριθμος επεκτείνεται με a-b pruning, </text:span><text:span text:style-name="T75">ώστε</text:span><text:span text:style-name="T71"> να </text:span><text:span text:style-name="T75">μην</text:span><text:span text:style-name="T71"> </text:span><text:span text:style-name="T82">μελετούνται</text:span><text:span text:style-name="T81"> </text:span><text:span text:style-name="T71">όλοι οι κόμβοι. Μετά από πειραματισμούς, φαίνεται πως </text:span><text:span text:style-name="T73">το </text:span><text:span text:style-name="T87">pruning</text:span><text:span text:style-name="T71"> αποδίδει καλύτερα αν, και για τις δύο μεριές, μελετούνται πρώτες οι πιο προωθημένες κινήσεις. Για αυτό, η αναζήτηση των δυνατών κινήσεων γίνεται με διαφορετικό τρόπο ανάλογα το χρώμα του παίχτη. Πιο συγκεκριμένα, υπάρχουν η συνάρτηση </text:span><text:span text:style-name="T65">find_moves_white</text:span><text:span text:style-name="T72"> όπου μελετάει το board από πάνω προς τα κάτω και η </text:span><text:span text:style-name="T71">συνάρτηση </text:span><text:span text:style-name="T65">find_moves_black</text:span><text:span text:style-name="T72"> όπου μελετάει το board </text:span><text:span text:style-name="T77">από κάτω προς τα πάνω</text:span><text:span text:style-name="T73">. Αφού </text:span><text:span text:style-name="T76">βρεθούν όλες οι κινήσεις, αυτές δοκιμάζονται ανάποδα.</text:span></text:p>
      <text:p text:style-name="P9"><text:soft-page-break/><text:span text:style-name="T9">Το pruning μπορεί να βελτιωθεί περαιτέρω εάν </text:span><text:span text:style-name="T20">μελετούνται </text:span><text:span text:style-name="T21">πρώτα οι καταστάσεις που είναι πιθανότερο να φτάνουν σε καλύτερα αποτελέσματα. </text:span><text:span text:style-name="T22">Για αυτό, υλοποιείται η συνάρτηση </text:span><text:span text:style-name="T7">do_moves_and_reorder</text:span><text:span text:style-name="T22"> η οποία δημιουργεί τους κόμβους-παιδιά μιας κατάστασης και τους ταξινομεί βάση μιας ευρετικής </text:span><text:span text:style-name="T23">συνάρτησης</text:span><text:span text:style-name="T22">. Δεν χρησιμοποιείται η συνάρτηση καταλληλότητας </text:span><text:span text:style-name="T23">καθώς είναι </text:span><text:span text:style-name="T25">υπερβολικά </text:span><text:span text:style-name="T23">υπολογιστικά </text:span><text:span text:style-name="T40">ακριβό</text:span><text:span text:style-name="T23"> να καλείται για κάθε κόμβο. </text:span><text:span text:style-name="T28">Επίσης, η χρήση της είναι πλεονάζων γιατί σ</text:span><text:span text:style-name="T29">υγκρίνονται</text:span><text:span text:style-name="T28"> κόμβ</text:span><text:span text:style-name="T29">οι</text:span><text:span text:style-name="T28"> με το ίδιο ιστορικό και οτιδήποτε έχει γίνει πριν από </text:span><text:span text:style-name="T29">αυτούς,</text:span><text:span text:style-name="T28"> είναι κοινό σε όλ</text:span><text:span text:style-name="T29">ους</text:span><text:span text:style-name="T28">.</text:span><text:span text:style-name="T23"> </text:span><text:span text:style-name="T24">Η ευρετική συνάρτηση είναι μια απλοποιημένη </text:span><text:span text:style-name="T27">παραλλαγή</text:span><text:span text:style-name="T24"> της </text:span><text:span text:style-name="T25">και φαίνεται παρακάτω</text:span><text:span text:style-name="T24">.</text:span></text:p>
      <text:p text:style-name="Standard"><draw:frame draw:style-name="fr2" draw:name="Object2" text:anchor-type="char" svg:y="-0.0083in" svg:width="4.4492in" svg:height="0.2327in" draw:z-index="1"><draw:object xlink:href="./Object 2" xlink:type="simple" xlink:show="embed" xlink:actuate="onLoad"/><draw:image xlink:href="./ObjectReplacements/Object 2" xlink:type="simple" xlink:show="embed" xlink:actuate="onLoad"/></draw:frame></text:p>
      <text:p text:style-name="Standard"/>
      <text:p text:style-name="P9"><text:span text:style-name="T13">Ο</text:span><text:span text:style-name="T9">υσιαστικά περιγράφει την </text:span><text:span text:style-name="T30">μεταβολή</text:span><text:span text:style-name="T9"> που προκάλεσε η κίνηση, για αυτό περιέχει μόνο </text:span><text:span text:style-name="T37">τις</text:span><text:span text:style-name="T9"> μεταβλητές που μπορούν να αλλάξουν στον </text:span><text:span text:style-name="T39">αντίστοιχο</text:span><text:span text:style-name="T38"> γύρο</text:span><text:span text:style-name="T9">. Σε αντίθεση με την συνάρτηση καταλληλότητας, δείχνει προτίμηση του παίχτη που την έκανε, και όχι του πράκτορα. </text:span><text:span text:style-name="T26">Για αυτό, και οι δύο αναδρομικές συναρτήσεις μελετάνε τις νέες καταστάσεις από την μεγαλύτερη τιμή προς την μικρότερη.</text:span></text:p>
      <text:p text:style-name="P9"><text:span text:style-name="T9">Ο χρόνος εκτέλεσης του αλγορίθμου μπορεί να μειωθεί παραλληλίζοντας την αναζήτηση. </text:span><text:span text:style-name="T31">Αυτό επιτυγχάνεται χρησιμοποιώντας ένα νήμα για την μελέτη κάθε κίνησης που μπορεί να κάνει ο πράκτορας</text:span><text:span text:style-name="T36">.</text:span><text:span text:style-name="T31"> </text:span><text:span text:style-name="T32">Αφού δεν υπάρχει μεταφορά πληροφορίας μεταξύ των καταστάσεων </text:span><text:span text:style-name="T34">που δημιουργούνται</text:span><text:span text:style-name="T32"> στην συνάρτηση </text:span><text:span text:style-name="T8">minimax_decision</text:span><text:span text:style-name="T32">, </text:span><text:span text:style-name="T33">δεν υπάρχουν race conditions και η υλοποίηση είναι απλή. </text:span><text:span text:style-name="T35">Έτσι ο χρόνος εκτέλεσης μπορεί να μειωθεί </text:span><text:span text:style-name="T43">έως</text:span><text:span text:style-name="T35"> τον χρόνο μελέτης της κίνησης με το μεγαλύτερο υποδέντρο. </text:span></text:p>
      <text:p text:style-name="P32"><text:span text:style-name="T56">Γενικά, η υλοποίηση του πράκτορα είναι τέτοια ώστε να ελαχιστοποιούνται οι κλήσεις συναρτήσεων καθώς και οι απαραίτητοι υπολογισμοί, με κόστος μεγαλύτερη ανάγκη μνήμης. </text:span><text:span text:style-name="T57">Όσο πιο γρήγορη είναι η αναζήτηση, τόσο πιο βαθιά μπορεί να γίνει, με αποτέλεσμα ο πράκτορας να παίρνει καλύτερες αποφάσεις. Τέλος, η μείωση των αναδρομών δεν επιφέρει αυτόματα βελτίωση απόδοσης, καθώς οι συναρτήσεις μπορούν να έχουν μεγαλύτερες υπολογιστικές ανάγκες.</text:span></text:p>
      <text:p text:style-name="Text_20_body"/>
      <text:h text:style-name="P39" text:outline-level="3"><text:span text:style-name="T59">Πειραμ</text:span><text:span text:style-name="T58">α</text:span><text:span text:style-name="T59">τική</text:span><text:span text:style-name="T101"> </text:span><text:span text:style-name="T59">Διαδικασία</text:span></text:h>
      <text:p text:style-name="Standard"/>
      <text:p text:style-name="P24"><text:span text:style-name="T90">Η απόδοση του πράκτορα αποτελείται από δύο παραμέτρους και πρέπει να ποσοτικοποιηθούν για να μελετηθεί σωστά. Η πρώτη είναι πόσο καλές αποφάσεις λαμβάνει. Γενικά, όσο βαθύτερη είναι η αναζήτηση, τόσο καλύτερες είναι η αποφάσεις. Άρα η πρώτη παράμετρος μπορεί να αναπαρασταθεί από το βάθος της αναζήτησης. Η δεύτερη παράμετρος είναι η ταχύτητα λήψης αποφάσεων και μπορεί να ποσοτικοποιηθεί ως ο μέγιστος χρόνος λήψης μιας. Όμως, αυτό το μέγεθος επηρεάζεται και από άλλους εξωτερικούς παράγοντες, όπως το μηχάνημα στο οποίο τρέχει ο πράκτορας. Για αυτό, μαζί με χρόνο λήψης μιας απόφασης, παρουσιάζεται και ο συνολικός αριθμός των κλήσεων των αναδρομικών συναρτήσεων του αλγόριθμου, κάτι που επηρεάζεται μόνο από τον πράκτορα και το παιχνίδι.</text:span></text:p>
      <text:p text:style-name="P24">Οι μετρήσεις έγιναν σε εναντίον του τυχαίου πράκτορα<text:note text:id="ftn0" text:note-class="footnote"><text:note-citation>2</text:note-citation><text:note-body><text:p text:style-name="P40">Επιλέχθηκε ο τυχαίος πράκτορας επειδή οι απρόβλεπτες κινήσεις του <text:span text:style-name="T100">μεγιστοποιούν το δέντρο αναζήτησης</text:span>. Επίσης, η διαδικασία καταγραφής στατιστικών προσθέτει επιπλέον καθυστέρηση. Οι μετρήσεις αντιπροσωπεύουν τα πάνω όρια της λειτουργίας του αλγόριθμου.</text:p></text:note-body></text:note>. Για κάθε συνδυασμό βάθους και αλγόριθμου έγιναν μετρήσεις και <text:span text:style-name="T100">παρουσιάζονται</text:span> τα πιο αντιπροσωπευτικά αποτελέσματα. Δεν χρησιμοποιήθηκαν μέσοι όροι καθώς εξομαλύνουν τα spikes, τα οποία είναι σημαντικό να φανούν.</text:p>
      <text:p text:style-name="P8"><draw:frame draw:style-name="fr3" draw:name="Object5" text:anchor-type="paragraph" svg:y="3.1173in" svg:width="-2.2457in" svg:height="0.0161in" draw:z-index="4"><draw:object xlink:href="./Object 5" xlink:type="simple" xlink:show="embed" xlink:actuate="onLoad"/><draw:image xlink:href="./ObjectReplacements/Object 5" xlink:type="simple" xlink:show="embed" xlink:actuate="onLoad"/></draw:frame><draw:frame draw:style-name="fr4" draw:name="Object4" text:anchor-type="paragraph" svg:x="3.1465in" svg:y="-0.2807in" svg:width="4.1602in" svg:height="3.4217in" draw:z-index="3"><draw:object xlink:href="./Object 4" xlink:type="simple" xlink:show="embed" xlink:actuate="onLoad"/><draw:image xlink:href="./ObjectReplacements/Object 4" xlink:type="simple" xlink:show="embed" xlink:actuate="onLoad"/></draw:frame><draw:frame draw:style-name="fr4" draw:name="Object3" text:anchor-type="paragraph" svg:x="-0.6335in" svg:y="-0.2807in" svg:width="3.8665in" svg:height="3.3984in" draw:z-index="2"><draw:object xlink:href="./Object 3" xlink:type="simple" xlink:show="embed" xlink:actuate="onLoad"/><draw:image xlink:href="./ObjectReplacements/Object 3" xlink:type="simple" xlink:show="embed" xlink:actuate="onLoad"/></draw:frame><draw:frame draw:style-name="fr3" draw:name="Object6" text:anchor-type="paragraph" svg:y="3.1165in" svg:width="6.2957in" svg:height="2.828in" draw:z-index="7"><draw:object xlink:href="./Object 6" xlink:type="simple" xlink:show="embed" xlink:actuate="onLoad"/><draw:image xlink:href="./ObjectReplacements/Object 6" xlink:type="simple" xlink:show="embed" xlink:actuate="onLoad"/></draw:frame><draw:frame draw:style-name="fr3" draw:name="Object7" text:anchor-type="paragraph" svg:y="6.6563in" svg:width="6.5693in" svg:height="2.6043in" draw:z-index="5"><draw:object xlink:href="./Object 7" xlink:type="simple" xlink:show="embed" xlink:actuate="onLoad"/><draw:image xlink:href="./ObjectReplacements/Object 7" xlink:type="simple" xlink:show="embed" xlink:actuate="onLoad"/></draw:frame><text:soft-page-break/><text:span text:style-name="T94">Στα πρώτα δυο διαγράμματα φαίνεται η εξέλιξη της επίδοσης των αλγόριθμων ανάλογα με το βάθος της αναζήτησης. </text:span><text:span text:style-name="T95">Στο τρίτο παρουσιάζεται ο χρόνος εκτέλεσης κάθε γύρου </text:span><text:span text:style-name="T97">για το βέλτιστο βάθος</text:span><text:span text:style-name="T95">. </text:span><text:span text:style-name="T96">Τα παιχνίδια συνεχίζονται για περίπου ακόμα 50 γύρους, αλλά ο πράκτορας έχει καταλάβει ότι δεν μπορεί να γίνει κάποια ουσιαστική αλλαγή και δεν γίνεται αναζήτηση.</text:span></text:p>
      <text:p text:style-name="P7"><text:span text:style-name="T92">Σ</text:span><text:span text:style-name="T91">το τέταρτο διάγραμμα φαίνονται οι παραπάνω κλήσεις που προκαλούνται από τις ‘άστατες’ καταστάσεις </text:span><text:span text:style-name="T93">με όριο βάθους για τις extra κλήσεις ίσο με 16</text:span><text:span text:style-name="T91">.</text:span></text:p>
      <text:p text:style-name="P7"><draw:frame draw:style-name="fr4" draw:name="Object8" text:anchor-type="paragraph" svg:x="0.3146in" svg:y="-0.35in" svg:width="6.2957in" svg:height="2.9075in" draw:z-index="6"><draw:object xlink:href="./Object 8" xlink:type="simple" xlink:show="embed" xlink:actuate="onLoad"/><draw:image xlink:href="./ObjectReplacements/Object 8" xlink:type="simple" xlink:show="embed" xlink:actuate="onLoad"/></draw:frame><text:soft-page-break/><text:span text:style-name="T91"/></text:p>
      <text:p text:style-name="P19">Στο πέμπτο διάγραμμα παρουσιάζεται η επίδραση του παραλληλισμού της αναζήτησης.</text:p>
      <text:p text:style-name="Text_20_body"/>
      <text:h text:style-name="P38" text:outline-level="3">Παρατηρήσεις &amp; Συμπεράσματα</text:h>
      <text:p text:style-name="Standard"/>
      <text:list xml:id="list3686965303" text:style-name="L4">
        <text:list-item>
          <text:p text:style-name="P26">Από τα πρώτα δύο διαγράμματα φαίνεται ότι το α-β pruning βελτιώνει σημαντικά το βάθος αναζήτησης, κάτι που το καθιστά υποχρεωτικό για την βέλτιστη λειτουργία του πράκτορα.</text:p>
        </text:list-item>
        <text:list-item>
          <text:p text:style-name="P30"><text:span text:style-name="T44">Το α-β pruning, εκ φύσεως του, δεν έχει σταθερό χρόνο αναζήτησης και δημιουργούνται υψηλά spikes </text:span><text:span text:style-name="T45">στον χρόνο εκτέλεσης</text:span><text:span text:style-name="T44">. </text:span><text:span text:style-name="T46">Αυτό το φαινόμενο μπορεί να ελαττωθεί χρησιμοποιώντας το reorder, </text:span><text:span text:style-name="T47">καθώς μειώνει την τυχαιότητα της σειράς εξερεύνησης των κόμβων</text:span><text:span text:style-name="T46">. Αυτό το καθιστά σημαντικό, ακόμα και αν δεν δημιουργεί μικρή βελτίωση στον συνολικό αριθμό κλήσεων και τον μέσο χρόνο εκτέλεσης.</text:span></text:p>
        </text:list-item>
        <text:list-item>
          <text:p text:style-name="P33"><text:span text:style-name="T46">Τ</text:span><text:span text:style-name="T2">ο reorder επηρεάζει την σειρά </text:span><text:span text:style-name="T47">εξερεύνησης των κόμβων, </text:span><text:span text:style-name="T2">με αποτέλεσμα οι ισοβάθμιες να επιλύονται διαφορετικά και ο πράκτορας να </text:span><text:span text:style-name="T53">παίρνει</text:span><text:span text:style-name="T2"> διαφορετικές αποφάσεις. </text:span><text:span text:style-name="T53">Αυτή η </text:span><text:span text:style-name="T55">παρενέργεια</text:span><text:span text:style-name="T53"> δεν εμφανίζεται στο απλό α-β pruning.</text:span></text:p>
        </text:list-item>
        <text:list-item>
          <text:p text:style-name="P30"><text:span text:style-name="T46">Εξαιτίας των κανόνων του παιχνιδιού, οι κινήσεις που μπορούν να γίνουν σε </text:span><text:span text:style-name="T47">ένα γύρο δεν διαφέρουν πολύ μεταξύ τους, </text:span><text:span text:style-name="T48">με αποτέλεσμα να είναι δύσκολο να κατασκευαστεί μια ευρετική που να τις ταξινομεί βέλτιστα.</text:span></text:p>
        </text:list-item>
        <text:list-item>
          <text:p text:style-name="P34"><text:span text:style-name="T2">Στις μετρήσεις παρατηρήθηκε ότι 1εκ. κλήσεις διαρκούν στον minimax ~0.5 sec, στο α-β pruning ~</text:span><text:span text:style-name="T52">0.9</text:span><text:span text:style-name="T2">sec και στο reorder ~1.5sec. Αυτό καθιστά την ταξινόμηση στο reorder υποψήφιο σημείο για βελτιστοποίηση.</text:span></text:p>
        </text:list-item>
        <text:list-item>
          <text:p text:style-name="P34"><text:span text:style-name="T2">Από το τέταρτο διάγραμμα φαίνεται </text:span><text:span text:style-name="T49">ότι η αντιμετώπιση του horizon effect απαιτεί αύξηση των υπολογισμών. Το παραπάνω κόστος είναι ανεκτό και η αλλαγή κρατήθηκε.</text:span></text:p>
        </text:list-item>
        <text:list-item>
          <text:p text:style-name="P31"><text:span text:style-name="T50">Ο παραλληλισμός αποδίδει, αλλά εξαρτάται από το </text:span><text:span text:style-name="T52">μηχάνημα</text:span><text:span text:style-name="T50"> που χρησιμοποιείται. Οι μετρήσεις έγιναν </text:span><text:span text:style-name="T51">σ</text:span><text:span text:style-name="T50">ε ένα διπύρηνο επεξεργαστή </text:span><text:span text:style-name="T51">άρα</text:span><text:span text:style-name="T50"> το μέγιστο speedup που μπορούν να εμφανίσουν είναι 2. Μπορεί να βελτιωθεί περαιτέρω με την χρήση ενός πιο έξυπνου work scheduling/stealing scheme.</text:span></text:p>
        </text:list-item>
        <text:list-item>
          <text:p text:style-name="P35"><text:span text:style-name="T50">Ο </text:span><text:span text:style-name="T2">συνδυασμός που επιλέχθηκε ως </text:span><text:span text:style-name="T54">βέλτιστος</text:span><text:span text:style-name="T2"> είναι α-β / reorder / σταμάτημα σε ηρεμία / </text:span><text:span text:style-name="T54">multi threading</text:span><text:span text:style-name="T2"> / βάθος 11.</text:span></text:p>
        </text:list-item>
      </text:list>
      <text:h text:style-name="P36" text:outline-level="3"><text:soft-page-break/>Μελλοντικές Βελτιώσεις</text:h>
      <text:p text:style-name="Standard"/>
      <text:list xml:id="list143946686457702" text:continue-numbering="true" text:style-name="L4">
        <text:list-item>
          <text:p text:style-name="P27">Το επόμενο βήμα στην ανάπτυξη του πράκτορα είναι η χρήση transposition table.</text:p>
        </text:list-item>
        <text:list-item>
          <text:p text:style-name="P29">Βελτιστοποίηση ταξινόμησης του reorder.</text:p>
        </text:list-item>
      </text:list>
      <text:p text:style-name="P28"/>
      <text:h text:style-name="P36" text:outline-level="3">Πηγές</text:h>
      <text:p text:style-name="Standard"/>
      <text:p text:style-name="Text_20_body"><text:a xlink:type="simple" xlink:href="https://github.com/aimacode/aima-pseudocode" text:style-name="Internet_20_link" text:visited-style-name="Visited_20_Internet_20_Link"><text:span text:style-name="T98">Minimax, a-b pruning</text:span></text:a></text:p>
      <text:p text:style-name="Text_20_body"><text:a xlink:type="simple" xlink:href="https://web.archive.org/web/20180715001611/http://chessprogramming.wikispaces.com/Move%20Ordering" text:style-name="Internet_20_link" text:visited-style-name="Visited_20_Internet_20_Link"><text:span text:style-name="T98">Move Ordering</text:span></text:a></text:p>
      <text:p text:style-name="Text_20_body"><text:a xlink:type="simple" xlink:href="https://web.archive.org/web/20180715002008/http://chessprogramming.wikispaces.com/Horizon%20Effect" text:style-name="Internet_20_link" text:visited-style-name="Visited_20_Internet_20_Link"><text:span text:style-name="T98">Horizon Effect</text:span></text:a></text:p>
      <text:p text:style-name="Text_20_body"><text:a xlink:type="simple" xlink:href="https://web.archive.org/web/20180713062906/https://chessprogramming.wikispaces.com/Parallel%20Search" text:style-name="Internet_20_link" text:visited-style-name="Visited_20_Internet_20_Link"><text:span text:style-name="T99">Parallel Sear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465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31T14:39:45.659539105</dc:date>
    <meta:editing-duration>PT9H33M58S</meta:editing-duration>
    <meta:editing-cycles>176</meta:editing-cycles>
    <meta:document-statistic meta:table-count="1" meta:image-count="0" meta:object-count="8" meta:page-count="6" meta:paragraph-count="56" meta:word-count="1578" meta:character-count="10526" meta:non-whitespace-character-count="9018"/>
  </office:meta>
</office:document-meta>
</file>

<file path=Object 1/content.xml><?xml version="1.0" encoding="utf-8"?>
<math xmlns="http://www.w3.org/1998/Math/MathML">
  <semantics>
    <mtable>
      <mtr>
        <mtd>
          <mrow>
            <mrow>
              <mi mathvariant="italic">value</mi>
              <mo stretchy="false">=</mo>
              <mrow>
                <mrow>
                  <mo fence="true" stretchy="false">(</mo>
                  <mrow>
                    <mrow>
                      <msub>
                        <mi mathvariant="italic">μυρμήγκια</mi>
                        <mi mathvariant="italic">πράκτορα</mi>
                      </msub>
                      <mo stretchy="false">−</mo>
                      <msub>
                        <mi mathvariant="italic">μυρμήκια</mi>
                        <mi mathvariant="italic">αντίπαλου</mi>
                      </msub>
                    </mrow>
                  </mrow>
                  <mo fence="true" stretchy="false">)</mo>
                </mrow>
                <mo stretchy="false">∗</mo>
                <mn>15</mn>
              </mrow>
            </mrow>
            <mrow>
              <mspace width="0.5em"/>
              <mo stretchy="false">+</mo>
              <mspace width="0.5em"/>
            </mrow>
            <mrow>
              <mrow>
                <mo fence="true" stretchy="false">(</mo>
                <mrow>
                  <mrow>
                    <msubsup>
                      <mi mathvariant="italic">πόντοι</mi>
                      <mi mathvariant="italic">πράκτορα</mi>
                      <mi mathvariant="italic">σίγουροι</mi>
                    </msubsup>
                    <mo stretchy="false">−</mo>
                    <msubsup>
                      <mi mathvariant="italic">πόντοι</mi>
                      <mi mathvariant="italic">αντίπαλου</mi>
                      <mi mathvariant="italic">σίγουροι</mi>
                    </msubsup>
                  </mrow>
                </mrow>
                <mo fence="true" stretchy="false">)</mo>
              </mrow>
              <mo stretchy="false">∗</mo>
              <mn>10</mn>
            </mrow>
          </mrow>
        </mtd>
      </mtr>
      <mtr>
        <mtd>
          <mrow>
            <mrow>
              <mspace width="0.5em"/>
              <mo stretchy="false">+</mo>
              <mspace width="0.5em"/>
            </mrow>
            <mrow>
              <mrow>
                <mo fence="true" stretchy="false">(</mo>
                <mrow>
                  <mrow>
                    <msubsup>
                      <mi mathvariant="italic">πόντοι</mi>
                      <mi mathvariant="italic">πράκτορα</mi>
                      <mi mathvariant="italic">πιθανοί</mi>
                    </msubsup>
                    <mo stretchy="false">−</mo>
                    <msubsup>
                      <mi mathvariant="italic">πόντοι</mi>
                      <mi mathvariant="italic">αντίπαλου</mi>
                      <mi mathvariant="italic">πιθανοί</mi>
                    </msubsup>
                  </mrow>
                </mrow>
                <mo fence="true" stretchy="false">)</mo>
              </mrow>
              <mo stretchy="false">∗</mo>
              <mn>5</mn>
            </mrow>
            <mrow>
              <mspace width="0.5em"/>
              <mo stretchy="false">+</mo>
              <mspace width="0.5em"/>
            </mrow>
            <mrow>
              <msub>
                <mi mathvariant="italic">αιχμαλώτιση</mi>
                <mrow>
                  <mi mathvariant="italic">επόμενος</mi>
                  <mi mathvariant="italic">γύρος</mi>
                </mrow>
              </msub>
              <mo stretchy="false">∗</mo>
              <mrow>
                <mo stretchy="false">±</mo>
                <mn>10</mn>
              </mrow>
            </mrow>
          </mrow>
        </mtd>
      </mtr>
    </mtable>
    <annotation encoding="StarMath 5.0">value = ( μυρμήγκια_πράκτορα - μυρμήκια_αντίπαλου ) * 15 `+ ` ( πόντοι^{σίγουροι}_πράκτορα - πόντοι^{σίγουροι}_αντίπαλου ) * 10 newline ` + ` 
( πόντοι^{πιθανοί}_πράκτορα - πόντοι^{πιθανοί}_αντίπαλου ) * 5 ` + ` 
αιχμαλώτιση_{επόμενος γύρος} * +- 10
</annotation>
  </semantics>
</math>
</file>

<file path=Object 2/content.xml><?xml version="1.0" encoding="utf-8"?>
<math xmlns="http://www.w3.org/1998/Math/MathML" display="block">
  <semantics>
    <mrow>
      <mrow>
        <mi mathvariant="italic">heurestic</mi>
        <mo stretchy="false">=</mo>
        <mrow>
          <msub>
            <mi mathvariant="italic">νεκρά</mi>
            <mi mathvariant="italic">άλλου</mi>
          </msub>
          <mo stretchy="false">∗</mo>
          <mn>2</mn>
        </mrow>
      </mrow>
      <mrow>
        <mspace width="0.5em"/>
        <mo stretchy="false">+</mo>
        <mspace width="0.5em"/>
      </mrow>
      <msubsup>
        <mi mathvariant="italic">πόντοι</mi>
        <mi mathvariant="italic">παίχτη</mi>
        <mi mathvariant="italic">πιθανοί</mi>
      </msubsup>
      <mrow>
        <mspace width="0.5em"/>
        <mo stretchy="false">−</mo>
        <mspace width="0.5em"/>
      </mrow>
      <mrow>
        <msub>
          <mi mathvariant="italic">αιχμαλώτιση</mi>
          <mrow>
            <mi mathvariant="italic">επόμενος</mi>
            <mi mathvariant="italic">γύρος</mi>
          </mrow>
        </msub>
        <mo stretchy="false">∗</mo>
        <mn>2</mn>
      </mrow>
    </mrow>
    <annotation encoding="StarMath 5.0">heurestic = νεκρά_άλλου *2 ` + ` πόντοι^{πιθανοί}_παίχτη ` - ` αιχμαλώτιση_{επόμενος γύρος} * 2</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0003">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003">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10003">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821cm" svg:height="8.632cm" xlink:href="." xlink:type="simple" chart:class="chart:line" chart:style-name="ch1">
        <chart:title svg:x="0.273cm" svg:y="-0.02cm" chart:style-name="ch2">
          <text:p>Σύνολο κλήσεων ανά βάθος αναζήτησης</text:p>
        </chart:title>
        <chart:plot-area chart:style-name="ch3" chart:data-source-has-labels="both" svg:x="0.001cm" svg:y="0.709cm" svg:width="9.608cm" svg:height="7.488cm">
          <chartooo:coordinate-region svg:x="2.416cm" svg:y="0.91cm" svg:width="7.003cm" svg:height="6.637cm"/>
          <chart:axis chart:dimension="x" chart:name="primary-x" chart:style-name="ch4" chartooo:axis-type="auto">
            <chartooo:date-scale/>
            <chart:title svg:x="4.936cm" svg:y="8.02cm" chart:style-name="ch5">
              <text:p>depth</text:p>
            </chart:title>
            <chart:categories table:cell-range-address="local-table.$A$2:.$A$9"/>
          </chart:axis>
          <chart:axis chart:dimension="y" chart:name="primary-y" chart:style-name="ch6">
            <chart:title svg:x="0.652cm" svg:y="7.786cm" chart:style-name="ch7">
              <text:p>call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A-b</text:p>
              </table:table-cell>
              <table:table-cell office:value-type="string">
                <text:p>reorder</text:p>
              </table:table-cell>
            </table:table-row>
          </table:table-header-rows>
          <table:table-rows>
            <table:table-row>
              <table:table-cell office:value-type="float" office:value="5">
                <text:p>5</text:p>
              </table:table-cell>
              <table:table-cell office:value-type="float" office:value="1295269">
                <text:p>1295269</text:p>
              </table:table-cell>
              <table:table-cell office:value-type="float" office:value="129238">
                <text:p>129238</text:p>
              </table:table-cell>
              <table:table-cell office:value-type="float" office:value="79624">
                <text:p>79624</text:p>
              </table:table-cell>
            </table:table-row>
            <table:table-row>
              <table:table-cell office:value-type="float" office:value="6">
                <text:p>6</text:p>
              </table:table-cell>
              <table:table-cell office:value-type="float" office:value="14089978">
                <text:p>14089978</text:p>
              </table:table-cell>
              <table:table-cell office:value-type="float" office:value="458694">
                <text:p>458694</text:p>
              </table:table-cell>
              <table:table-cell office:value-type="float" office:value="526870">
                <text:p>526870</text:p>
              </table:table-cell>
            </table:table-row>
            <table:table-row>
              <table:table-cell office:value-type="float" office:value="7">
                <text:p>7</text:p>
              </table:table-cell>
              <table:table-cell office:value-type="float" office:value="113383375">
                <text:p>113383375</text:p>
              </table:table-cell>
              <table:table-cell office:value-type="float" office:value="1599148">
                <text:p>1599148</text:p>
              </table:table-cell>
              <table:table-cell office:value-type="float" office:value="2386575">
                <text:p>2386575</text:p>
              </table:table-cell>
            </table:table-row>
            <table:table-row>
              <table:table-cell office:value-type="float" office:value="8">
                <text:p>8</text:p>
              </table:table-cell>
              <table:table-cell office:value-type="float" office:value="1284363083">
                <text:p>1284363083</text:p>
              </table:table-cell>
              <table:table-cell office:value-type="float" office:value="7327189">
                <text:p>7327189</text:p>
              </table:table-cell>
              <table:table-cell office:value-type="float" office:value="4347867">
                <text:p>4347867</text:p>
              </table:table-cell>
            </table:table-row>
            <table:table-row>
              <table:table-cell office:value-type="float" office:value="9">
                <text:p>9</text:p>
              </table:table-cell>
              <table:table-cell office:value-type="float" office:value="NaN">
                <text:p>NaN</text:p>
              </table:table-cell>
              <table:table-cell office:value-type="float" office:value="22553285">
                <text:p>22553285</text:p>
              </table:table-cell>
              <table:table-cell office:value-type="float" office:value="16007998">
                <text:p>16007998</text:p>
              </table:table-cell>
            </table:table-row>
            <table:table-row>
              <table:table-cell office:value-type="float" office:value="10">
                <text:p>10</text:p>
              </table:table-cell>
              <table:table-cell office:value-type="float" office:value="NaN">
                <text:p>NaN</text:p>
              </table:table-cell>
              <table:table-cell office:value-type="float" office:value="99335680">
                <text:p>99335680</text:p>
              </table:table-cell>
              <table:table-cell office:value-type="float" office:value="75614679">
                <text:p>75614679</text:p>
              </table:table-cell>
            </table:table-row>
            <table:table-row>
              <table:table-cell office:value-type="float" office:value="11">
                <text:p>11</text:p>
              </table:table-cell>
              <table:table-cell office:value-type="float" office:value="NaN">
                <text:p>NaN</text:p>
              </table:table-cell>
              <table:table-cell office:value-type="float" office:value="332671796">
                <text:p>332671796</text:p>
              </table:table-cell>
              <table:table-cell office:value-type="float" office:value="182685860">
                <text:p>182685860</text:p>
              </table:table-cell>
            </table:table-row>
            <table:table-row>
              <table:table-cell office:value-type="float" office:value="12">
                <text:p>12</text:p>
              </table:table-cell>
              <table:table-cell office:value-type="float" office:value="NaN">
                <text:p>NaN</text:p>
              </table:table-cell>
              <table:table-cell office:value-type="float" office:value="656903379">
                <text:p>656903379</text:p>
              </table:table-cell>
              <table:table-cell office:value-type="float" office:value="611464242">
                <text:p>611464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loext: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000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00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00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567cm" svg:height="8.69cm" xlink:href="." xlink:type="simple" chart:class="chart:line" chart:style-name="ch1">
        <chart:title svg:x="0.423cm" svg:y="-0.036cm" chart:style-name="ch2">
          <text:p>Μέγιστος χρόνος γύρου ανά βάθος αναζήτησης</text:p>
        </chart:title>
        <chart:legend svg:x="1.472cm" svg:y="0.822cm" style:legend-expansion="custom" chartooo:width="2.591cm" chartooo:height="1.549cm" style:legend-expansion-aspect-ratio="1.67269205939316" chart:style-name="ch3"/>
        <chart:plot-area chart:style-name="ch4" chart:data-source-has-labels="both" svg:x="0.766cm" svg:y="0.717cm" svg:width="9.55cm" svg:height="7.468cm">
          <chartooo:coordinate-region svg:x="1.393cm" svg:y="0.918cm" svg:width="8.733cm" svg:height="6.617cm"/>
          <chart:axis chart:dimension="x" chart:name="primary-x" chart:style-name="ch5" chartooo:axis-type="auto">
            <chartooo:date-scale/>
            <chart:title svg:x="4.725cm" svg:y="8.114cm" chart:style-name="ch6">
              <text:p>depth</text:p>
            </chart:title>
            <chart:categories table:cell-range-address="local-table.$A$2:.$A$9"/>
          </chart:axis>
          <chart:axis chart:dimension="y" chart:name="primary-y" chart:style-name="ch7">
            <chart:title svg:x="0.144cm" svg:y="4.749cm" chart:style-name="ch8">
              <text:p>time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a-b</text:p>
              </table:table-cell>
              <table:table-cell office:value-type="string">
                <text:p>reorder</text:p>
              </table:table-cell>
            </table:table-row>
          </table:table-header-rows>
          <table:table-rows>
            <table:table-row>
              <table:table-cell office:value-type="float" office:value="5">
                <text:p>5</text:p>
              </table:table-cell>
              <table:table-cell office:value-type="float" office:value="0.040793">
                <text:p>0.040793</text:p>
              </table:table-cell>
              <table:table-cell office:value-type="float" office:value="0.017115">
                <text:p>0.017115</text:p>
              </table:table-cell>
              <table:table-cell office:value-type="float" office:value="0.016748">
                <text:p>0.016748</text:p>
              </table:table-cell>
            </table:table-row>
            <table:table-row>
              <table:table-cell office:value-type="float" office:value="6">
                <text:p>6</text:p>
              </table:table-cell>
              <table:table-cell office:value-type="float" office:value="0.785797">
                <text:p>0.785797</text:p>
              </table:table-cell>
              <table:table-cell office:value-type="float" office:value="0.035397">
                <text:p>0.035397</text:p>
              </table:table-cell>
              <table:table-cell office:value-type="float" office:value="0.045676">
                <text:p>0.045676</text:p>
              </table:table-cell>
            </table:table-row>
            <table:table-row>
              <table:table-cell office:value-type="float" office:value="7">
                <text:p>7</text:p>
              </table:table-cell>
              <table:table-cell office:value-type="float" office:value="2.788252">
                <text:p>2.788252</text:p>
              </table:table-cell>
              <table:table-cell office:value-type="float" office:value="0.080037">
                <text:p>0.080037</text:p>
              </table:table-cell>
              <table:table-cell office:value-type="float" office:value="0.211507">
                <text:p>0.211507</text:p>
              </table:table-cell>
            </table:table-row>
            <table:table-row>
              <table:table-cell office:value-type="float" office:value="8">
                <text:p>8</text:p>
              </table:table-cell>
              <table:table-cell office:value-type="float" office:value="61.480318">
                <text:p>61.480318</text:p>
              </table:table-cell>
              <table:table-cell office:value-type="float" office:value="0.765814">
                <text:p>0.765814</text:p>
              </table:table-cell>
              <table:table-cell office:value-type="float" office:value="0.489435">
                <text:p>0.489435</text:p>
              </table:table-cell>
            </table:table-row>
            <table:table-row>
              <table:table-cell office:value-type="float" office:value="9">
                <text:p>9</text:p>
              </table:table-cell>
              <table:table-cell office:value-type="float" office:value="NaN">
                <text:p>NaN</text:p>
              </table:table-cell>
              <table:table-cell office:value-type="float" office:value="1.235871">
                <text:p>1.235871</text:p>
              </table:table-cell>
              <table:table-cell office:value-type="float" office:value="1.873801">
                <text:p>1.873801</text:p>
              </table:table-cell>
            </table:table-row>
            <table:table-row>
              <table:table-cell office:value-type="float" office:value="10">
                <text:p>10</text:p>
              </table:table-cell>
              <table:table-cell office:value-type="float" office:value="NaN">
                <text:p>NaN</text:p>
              </table:table-cell>
              <table:table-cell office:value-type="float" office:value="10.826416">
                <text:p>10.826416</text:p>
              </table:table-cell>
              <table:table-cell office:value-type="float" office:value="8.162223">
                <text:p>8.162223</text:p>
              </table:table-cell>
            </table:table-row>
            <table:table-row>
              <table:table-cell office:value-type="float" office:value="11">
                <text:p>11</text:p>
              </table:table-cell>
              <table:table-cell office:value-type="float" office:value="NaN">
                <text:p>NaN</text:p>
              </table:table-cell>
              <table:table-cell office:value-type="float" office:value="22.188479">
                <text:p>22.188479</text:p>
              </table:table-cell>
              <table:table-cell office:value-type="float" office:value="14.529634">
                <text:p>14.529634</text:p>
              </table:table-cell>
            </table:table-row>
            <table:table-row>
              <table:table-cell office:value-type="float" office:value="12">
                <text:p>12</text:p>
              </table:table-cell>
              <table:table-cell office:value-type="float" office:value="NaN">
                <text:p>NaN</text:p>
              </table:table-cell>
              <table:table-cell office:value-type="float" office:value="70.167694">
                <text:p>70.167694</text:p>
              </table:table-cell>
              <table:table-cell office:value-type="float" office:value="56.578935">
                <text:p>56.5789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one" chart:link-data-style-to-source="true"/>
      <style:graphic-properties svg:stroke-color="#004586" draw:fill-color="#004586" dr3d:edge-rounding="5%"/>
      <style:text-properties fo:font-size="10pt" style:font-size-asian="10pt" style:font-size-complex="10pt"/>
    </style:style>
    <style:style style:name="ch11" style:family="chart" style:data-style-name="N1">
      <style:chart-properties chart:symbol-type="none" chart:link-data-style-to-source="true"/>
      <style:graphic-properties svg:stroke-color="#ed1c24" draw:fill-color="#ed1c2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0.04cm" svg:height="0.04cm" xlink:href="." xlink:type="simple" chart:class="chart:line" chart:style-name="ch1">
        <chart:title svg:x="0.009cm" svg:y="0.001cm" chart:style-name="ch2">
          <text:p>Χρόνος ανά γύρο / βάθος αναζήτησης = 11</text:p>
        </chart:title>
        <chart:legend svg:x="0cm" svg:y="0cm" style:legend-expansion="custom" chartooo:width="0cm" chartooo:height="0cm" style:legend-expansion-aspect-ratio="1" chart:style-name="ch3"/>
        <chart:plot-area chart:style-name="ch4" chart:data-source-has-labels="both" svg:x="0cm" svg:y="0cm" svg:width="-32.767cm" svg:height="-32.767cm">
          <chartooo:coordinate-region svg:x="0.003cm" svg:y="0.004cm" svg:width="0.035cm" svg:height="0.029cm"/>
          <chart:axis chart:dimension="x" chart:name="primary-x" chart:style-name="ch5" chartooo:axis-type="auto">
            <chartooo:date-scale/>
            <chart:title svg:x="0cm" svg:y="0cm" chart:style-name="ch6">
              <text:p>turn</text:p>
            </chart:title>
            <chart:categories table:cell-range-address="local-table.$A$2:.$A$43"/>
          </chart:axis>
          <chart:axis chart:dimension="y" chart:name="primary-y" chart:style-name="ch7">
            <chart:title svg:x="0cm" svg:y="0cm" chart:style-name="ch8">
              <text:p>time(s)</text:p>
            </chart:title>
            <chart:grid chart:style-name="ch9" chart:class="major"/>
          </chart:axis>
          <chart:series chart:style-name="ch10" chart:values-cell-range-address="local-table.$B$2:.$B$43" chart:label-cell-address="local-table.$B$1" chart:class="chart:line">
            <chart:data-point chart:repeated="42"/>
          </chart:series>
          <chart:series chart:style-name="ch11" chart:values-cell-range-address="local-table.$C$2:.$C$43" chart:label-cell-address="local-table.$C$1" chart:class="chart:line">
            <chart:data-point chart:repeated="4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b</text:p>
              </table:table-cell>
              <table:table-cell office:value-type="string">
                <text:p>reorder</text:p>
              </table:table-cell>
            </table:table-row>
          </table:table-header-rows>
          <table:table-rows>
            <table:table-row>
              <table:table-cell office:value-type="float" office:value="1">
                <text:p>1</text:p>
              </table:table-cell>
              <table:table-cell office:value-type="float" office:value="6.787745">
                <text:p>6.787745</text:p>
              </table:table-cell>
              <table:table-cell office:value-type="float" office:value="4.811951">
                <text:p>4.811951</text:p>
              </table:table-cell>
            </table:table-row>
            <table:table-row>
              <table:table-cell office:value-type="float" office:value="2">
                <text:p>2</text:p>
              </table:table-cell>
              <table:table-cell office:value-type="float" office:value="7.470298">
                <text:p>7.470298</text:p>
              </table:table-cell>
              <table:table-cell office:value-type="float" office:value="9.23165">
                <text:p>9.23165</text:p>
              </table:table-cell>
            </table:table-row>
            <table:table-row>
              <table:table-cell office:value-type="float" office:value="3">
                <text:p>3</text:p>
              </table:table-cell>
              <table:table-cell office:value-type="float" office:value="4.809424">
                <text:p>4.809424</text:p>
              </table:table-cell>
              <table:table-cell office:value-type="float" office:value="5.927792">
                <text:p>5.927792</text:p>
              </table:table-cell>
            </table:table-row>
            <table:table-row>
              <table:table-cell office:value-type="float" office:value="4">
                <text:p>4</text:p>
              </table:table-cell>
              <table:table-cell office:value-type="float" office:value="5.497116">
                <text:p>5.497116</text:p>
              </table:table-cell>
              <table:table-cell office:value-type="float" office:value="5.121705">
                <text:p>5.121705</text:p>
              </table:table-cell>
            </table:table-row>
            <table:table-row>
              <table:table-cell office:value-type="float" office:value="5">
                <text:p>5</text:p>
              </table:table-cell>
              <table:table-cell office:value-type="float" office:value="6.123045">
                <text:p>6.123045</text:p>
              </table:table-cell>
              <table:table-cell office:value-type="float" office:value="6.99402">
                <text:p>6.99402</text:p>
              </table:table-cell>
            </table:table-row>
            <table:table-row>
              <table:table-cell office:value-type="float" office:value="6">
                <text:p>6</text:p>
              </table:table-cell>
              <table:table-cell office:value-type="float" office:value="6.0713">
                <text:p>6.0713</text:p>
              </table:table-cell>
              <table:table-cell office:value-type="float" office:value="8.987748">
                <text:p>8.987748</text:p>
              </table:table-cell>
            </table:table-row>
            <table:table-row>
              <table:table-cell office:value-type="float" office:value="7">
                <text:p>7</text:p>
              </table:table-cell>
              <table:table-cell office:value-type="float" office:value="6.784632">
                <text:p>6.784632</text:p>
              </table:table-cell>
              <table:table-cell office:value-type="float" office:value="9.030967">
                <text:p>9.030967</text:p>
              </table:table-cell>
            </table:table-row>
            <table:table-row>
              <table:table-cell office:value-type="float" office:value="8">
                <text:p>8</text:p>
              </table:table-cell>
              <table:table-cell office:value-type="float" office:value="6.484765">
                <text:p>6.484765</text:p>
              </table:table-cell>
              <table:table-cell office:value-type="float" office:value="9.252547">
                <text:p>9.252547</text:p>
              </table:table-cell>
            </table:table-row>
            <table:table-row>
              <table:table-cell office:value-type="float" office:value="9">
                <text:p>9</text:p>
              </table:table-cell>
              <table:table-cell office:value-type="float" office:value="7.341032">
                <text:p>7.341032</text:p>
              </table:table-cell>
              <table:table-cell office:value-type="float" office:value="13.551158">
                <text:p>13.551158</text:p>
              </table:table-cell>
            </table:table-row>
            <table:table-row>
              <table:table-cell office:value-type="float" office:value="10">
                <text:p>10</text:p>
              </table:table-cell>
              <table:table-cell office:value-type="float" office:value="10.912736">
                <text:p>10.912736</text:p>
              </table:table-cell>
              <table:table-cell office:value-type="float" office:value="13.753532">
                <text:p>13.753532</text:p>
              </table:table-cell>
            </table:table-row>
            <table:table-row>
              <table:table-cell office:value-type="float" office:value="11">
                <text:p>11</text:p>
              </table:table-cell>
              <table:table-cell office:value-type="float" office:value="11.630978">
                <text:p>11.630978</text:p>
              </table:table-cell>
              <table:table-cell office:value-type="float" office:value="8.777984">
                <text:p>8.777984</text:p>
              </table:table-cell>
            </table:table-row>
            <table:table-row>
              <table:table-cell office:value-type="float" office:value="12">
                <text:p>12</text:p>
              </table:table-cell>
              <table:table-cell office:value-type="float" office:value="0.503653">
                <text:p>0.503653</text:p>
              </table:table-cell>
              <table:table-cell office:value-type="float" office:value="4.532526">
                <text:p>4.532526</text:p>
              </table:table-cell>
            </table:table-row>
            <table:table-row>
              <table:table-cell office:value-type="float" office:value="13">
                <text:p>13</text:p>
              </table:table-cell>
              <table:table-cell office:value-type="float" office:value="22.188479">
                <text:p>22.188479</text:p>
              </table:table-cell>
              <table:table-cell office:value-type="float" office:value="14.513122">
                <text:p>14.513122</text:p>
              </table:table-cell>
            </table:table-row>
            <table:table-row>
              <table:table-cell office:value-type="float" office:value="14">
                <text:p>14</text:p>
              </table:table-cell>
              <table:table-cell office:value-type="float" office:value="1.22502">
                <text:p>1.22502</text:p>
              </table:table-cell>
              <table:table-cell office:value-type="float" office:value="14.529634">
                <text:p>14.529634</text:p>
              </table:table-cell>
            </table:table-row>
            <table:table-row>
              <table:table-cell office:value-type="float" office:value="15">
                <text:p>15</text:p>
              </table:table-cell>
              <table:table-cell office:value-type="float" office:value="15.013399">
                <text:p>15.013399</text:p>
              </table:table-cell>
              <table:table-cell office:value-type="float" office:value="9.469856">
                <text:p>9.469856</text:p>
              </table:table-cell>
            </table:table-row>
            <table:table-row>
              <table:table-cell office:value-type="float" office:value="16">
                <text:p>16</text:p>
              </table:table-cell>
              <table:table-cell office:value-type="float" office:value="11.853534">
                <text:p>11.853534</text:p>
              </table:table-cell>
              <table:table-cell office:value-type="float" office:value="9.083618">
                <text:p>9.083618</text:p>
              </table:table-cell>
            </table:table-row>
            <table:table-row>
              <table:table-cell office:value-type="float" office:value="17">
                <text:p>17</text:p>
              </table:table-cell>
              <table:table-cell office:value-type="float" office:value="10.10098">
                <text:p>10.10098</text:p>
              </table:table-cell>
              <table:table-cell office:value-type="float" office:value="8.488549">
                <text:p>8.488549</text:p>
              </table:table-cell>
            </table:table-row>
            <table:table-row>
              <table:table-cell office:value-type="float" office:value="18">
                <text:p>18</text:p>
              </table:table-cell>
              <table:table-cell office:value-type="float" office:value="13.759543">
                <text:p>13.759543</text:p>
              </table:table-cell>
              <table:table-cell office:value-type="float" office:value="12.063375">
                <text:p>12.063375</text:p>
              </table:table-cell>
            </table:table-row>
            <table:table-row>
              <table:table-cell office:value-type="float" office:value="19">
                <text:p>19</text:p>
              </table:table-cell>
              <table:table-cell office:value-type="float" office:value="10.948761">
                <text:p>10.948761</text:p>
              </table:table-cell>
              <table:table-cell office:value-type="float" office:value="0.302951">
                <text:p>0.302951</text:p>
              </table:table-cell>
            </table:table-row>
            <table:table-row>
              <table:table-cell office:value-type="float" office:value="20">
                <text:p>20</text:p>
              </table:table-cell>
              <table:table-cell office:value-type="float" office:value="0.400457">
                <text:p>0.400457</text:p>
              </table:table-cell>
              <table:table-cell office:value-type="float" office:value="5.214749">
                <text:p>5.214749</text:p>
              </table:table-cell>
            </table:table-row>
            <table:table-row>
              <table:table-cell office:value-type="float" office:value="21">
                <text:p>21</text:p>
              </table:table-cell>
              <table:table-cell office:value-type="float" office:value="7.085953">
                <text:p>7.085953</text:p>
              </table:table-cell>
              <table:table-cell office:value-type="float" office:value="6.170885">
                <text:p>6.170885</text:p>
              </table:table-cell>
            </table:table-row>
            <table:table-row>
              <table:table-cell office:value-type="float" office:value="22">
                <text:p>22</text:p>
              </table:table-cell>
              <table:table-cell office:value-type="float" office:value="11.54566">
                <text:p>11.54566</text:p>
              </table:table-cell>
              <table:table-cell office:value-type="float" office:value="6.272451">
                <text:p>6.272451</text:p>
              </table:table-cell>
            </table:table-row>
            <table:table-row>
              <table:table-cell office:value-type="float" office:value="23">
                <text:p>23</text:p>
              </table:table-cell>
              <table:table-cell office:value-type="float" office:value="6.447646">
                <text:p>6.447646</text:p>
              </table:table-cell>
              <table:table-cell office:value-type="float" office:value="2.847338">
                <text:p>2.847338</text:p>
              </table:table-cell>
            </table:table-row>
            <table:table-row>
              <table:table-cell office:value-type="float" office:value="24">
                <text:p>24</text:p>
              </table:table-cell>
              <table:table-cell office:value-type="float" office:value="0.648207">
                <text:p>0.648207</text:p>
              </table:table-cell>
              <table:table-cell office:value-type="float" office:value="2.161211">
                <text:p>2.161211</text:p>
              </table:table-cell>
            </table:table-row>
            <table:table-row>
              <table:table-cell office:value-type="float" office:value="25">
                <text:p>25</text:p>
              </table:table-cell>
              <table:table-cell office:value-type="float" office:value="6.651844">
                <text:p>6.651844</text:p>
              </table:table-cell>
              <table:table-cell office:value-type="float" office:value="1.691946">
                <text:p>1.691946</text:p>
              </table:table-cell>
            </table:table-row>
            <table:table-row>
              <table:table-cell office:value-type="float" office:value="26">
                <text:p>26</text:p>
              </table:table-cell>
              <table:table-cell office:value-type="float" office:value="7.698248">
                <text:p>7.698248</text:p>
              </table:table-cell>
              <table:table-cell office:value-type="float" office:value="1.12461">
                <text:p>1.12461</text:p>
              </table:table-cell>
            </table:table-row>
            <table:table-row>
              <table:table-cell office:value-type="float" office:value="27">
                <text:p>27</text:p>
              </table:table-cell>
              <table:table-cell office:value-type="float" office:value="0.959244">
                <text:p>0.959244</text:p>
              </table:table-cell>
              <table:table-cell office:value-type="float" office:value="0.578918">
                <text:p>0.578918</text:p>
              </table:table-cell>
            </table:table-row>
            <table:table-row>
              <table:table-cell office:value-type="float" office:value="28">
                <text:p>28</text:p>
              </table:table-cell>
              <table:table-cell office:value-type="float" office:value="8.442225">
                <text:p>8.442225</text:p>
              </table:table-cell>
              <table:table-cell office:value-type="float" office:value="0.099777">
                <text:p>0.099777</text:p>
              </table:table-cell>
            </table:table-row>
            <table:table-row>
              <table:table-cell office:value-type="float" office:value="29">
                <text:p>29</text:p>
              </table:table-cell>
              <table:table-cell office:value-type="float" office:value="6.201376">
                <text:p>6.201376</text:p>
              </table:table-cell>
              <table:table-cell office:value-type="float" office:value="0.578258">
                <text:p>0.578258</text:p>
              </table:table-cell>
            </table:table-row>
            <table:table-row>
              <table:table-cell office:value-type="float" office:value="30">
                <text:p>30</text:p>
              </table:table-cell>
              <table:table-cell office:value-type="float" office:value="5.192652">
                <text:p>5.192652</text:p>
              </table:table-cell>
              <table:table-cell office:value-type="float" office:value="8.566301">
                <text:p>8.566301</text:p>
              </table:table-cell>
            </table:table-row>
            <table:table-row>
              <table:table-cell office:value-type="float" office:value="31">
                <text:p>31</text:p>
              </table:table-cell>
              <table:table-cell office:value-type="float" office:value="3.076978">
                <text:p>3.076978</text:p>
              </table:table-cell>
              <table:table-cell office:value-type="float" office:value="9.767494">
                <text:p>9.767494</text:p>
              </table:table-cell>
            </table:table-row>
            <table:table-row>
              <table:table-cell office:value-type="float" office:value="32">
                <text:p>32</text:p>
              </table:table-cell>
              <table:table-cell office:value-type="float" office:value="2.834569">
                <text:p>2.834569</text:p>
              </table:table-cell>
              <table:table-cell office:value-type="float" office:value="9.026627">
                <text:p>9.026627</text:p>
              </table:table-cell>
            </table:table-row>
            <table:table-row>
              <table:table-cell office:value-type="float" office:value="33">
                <text:p>33</text:p>
              </table:table-cell>
              <table:table-cell office:value-type="float" office:value="3.176711">
                <text:p>3.176711</text:p>
              </table:table-cell>
              <table:table-cell office:value-type="float" office:value="6.09249">
                <text:p>6.09249</text:p>
              </table:table-cell>
            </table:table-row>
            <table:table-row>
              <table:table-cell office:value-type="float" office:value="34">
                <text:p>34</text:p>
              </table:table-cell>
              <table:table-cell office:value-type="float" office:value="2.156664">
                <text:p>2.156664</text:p>
              </table:table-cell>
              <table:table-cell office:value-type="float" office:value="3.110158">
                <text:p>3.110158</text:p>
              </table:table-cell>
            </table:table-row>
            <table:table-row>
              <table:table-cell office:value-type="float" office:value="35">
                <text:p>35</text:p>
              </table:table-cell>
              <table:table-cell office:value-type="float" office:value="0.930523">
                <text:p>0.930523</text:p>
              </table:table-cell>
              <table:table-cell office:value-type="float" office:value="0.005742">
                <text:p>0.005742</text:p>
              </table:table-cell>
            </table:table-row>
            <table:table-row>
              <table:table-cell office:value-type="float" office:value="36">
                <text:p>36</text:p>
              </table:table-cell>
              <table:table-cell office:value-type="float" office:value="0.138946">
                <text:p>0.138946</text:p>
              </table:table-cell>
              <table:table-cell office:value-type="float" office:value="0.00052">
                <text:p>0.00052</text:p>
              </table:table-cell>
            </table:table-row>
            <table:table-row>
              <table:table-cell office:value-type="float" office:value="37">
                <text:p>37</text:p>
              </table:table-cell>
              <table:table-cell office:value-type="float" office:value="0.063647">
                <text:p>0.063647</text:p>
              </table:table-cell>
              <table:table-cell office:value-type="float" office:value="0.005763">
                <text:p>0.005763</text:p>
              </table:table-cell>
            </table:table-row>
            <table:table-row>
              <table:table-cell office:value-type="float" office:value="38">
                <text:p>38</text:p>
              </table:table-cell>
              <table:table-cell office:value-type="float" office:value="0.690766">
                <text:p>0.690766</text:p>
              </table:table-cell>
              <table:table-cell office:value-type="float" office:value="0.044468">
                <text:p>0.044468</text:p>
              </table:table-cell>
            </table:table-row>
            <table:table-row>
              <table:table-cell office:value-type="float" office:value="39">
                <text:p>39</text:p>
              </table:table-cell>
              <table:table-cell office:value-type="float" office:value="0.515874">
                <text:p>0.515874</text:p>
              </table:table-cell>
              <table:table-cell office:value-type="float" office:value="0.281606">
                <text:p>0.281606</text:p>
              </table:table-cell>
            </table:table-row>
            <table:table-row>
              <table:table-cell office:value-type="float" office:value="40">
                <text:p>40</text:p>
              </table:table-cell>
              <table:table-cell office:value-type="float" office:value="0.097203">
                <text:p>0.097203</text:p>
              </table:table-cell>
              <table:table-cell office:value-type="float" office:value="0.168522">
                <text:p>0.168522</text:p>
              </table:table-cell>
            </table:table-row>
            <table:table-row>
              <table:table-cell office:value-type="float" office:value="41">
                <text:p>41</text:p>
              </table:table-cell>
              <table:table-cell office:value-type="float" office:value="0.16562">
                <text:p>0.16562</text:p>
              </table:table-cell>
              <table:table-cell office:value-type="float" office:value="0.162379">
                <text:p>0.162379</text:p>
              </table:table-cell>
            </table:table-row>
            <table:table-row>
              <table:table-cell office:value-type="float" office:value="42">
                <text:p>42</text:p>
              </table:table-cell>
              <table:table-cell office:value-type="float" office:value="0.021251">
                <text:p>0.021251</text:p>
              </table:table-cell>
              <table:table-cell office:value-type="float" office:value="0.000005">
                <text:p>0.0000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one" chart:link-data-style-to-source="true"/>
      <style:graphic-properties svg:stroke-color="#004586" draw:fill-color="#004586" dr3d:edge-rounding="5%"/>
      <style:text-properties fo:font-size="10pt" style:font-size-asian="10pt" style:font-size-complex="10pt"/>
    </style:style>
    <style:style style:name="ch11" style:family="chart" style:data-style-name="N1">
      <style:chart-properties chart:symbol-type="none" chart:link-data-style-to-source="true"/>
      <style:graphic-properties svg:stroke-color="#ed1c24" draw:fill-color="#ed1c2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1cm" svg:height="7.182cm" xlink:href="." xlink:type="simple" chart:class="chart:line" chart:style-name="ch1">
        <chart:title svg:x="4.89cm" svg:y="0.279cm" chart:style-name="ch2">
          <text:p>Χρόνος ανά γύρο / βάθος 11</text:p>
        </chart:title>
        <chart:legend svg:x="12.674cm" svg:y="0cm" style:legend-expansion="custom" chartooo:width="2.624cm" chartooo:height="1.14cm" style:legend-expansion-aspect-ratio="2.30175438596491" chart:style-name="ch3"/>
        <chart:plot-area chart:style-name="ch4" chart:data-source-has-labels="both" svg:x="0.706cm" svg:y="0.957cm" svg:width="14.766cm" svg:height="5.616cm">
          <chartooo:coordinate-region svg:x="1.333cm" svg:y="1.158cm" svg:width="14.139cm" svg:height="4.616cm"/>
          <chart:axis chart:dimension="x" chart:name="primary-x" chart:style-name="ch5" chartooo:axis-type="auto">
            <chartooo:date-scale/>
            <chart:title svg:x="7.692cm" svg:y="6.544cm" chart:style-name="ch6">
              <text:p>turn</text:p>
            </chart:title>
            <chart:categories table:cell-range-address="local-table.$A$2:.$A$43"/>
          </chart:axis>
          <chart:axis chart:dimension="y" chart:name="primary-y" chart:style-name="ch7">
            <chart:title svg:x="0.199cm" svg:y="3.752cm" chart:style-name="ch8">
              <text:p>time(s)</text:p>
            </chart:title>
            <chart:grid chart:style-name="ch9" chart:class="major"/>
          </chart:axis>
          <chart:series chart:style-name="ch10" chart:values-cell-range-address="local-table.$B$2:.$B$43" chart:label-cell-address="local-table.$B$1" chart:class="chart:line">
            <chart:data-point chart:repeated="42"/>
          </chart:series>
          <chart:series chart:style-name="ch11" chart:values-cell-range-address="local-table.$C$2:.$C$43" chart:label-cell-address="local-table.$C$1" chart:class="chart:line">
            <chart:data-point chart:repeated="4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b</text:p>
              </table:table-cell>
              <table:table-cell office:value-type="string">
                <text:p>reorder</text:p>
              </table:table-cell>
            </table:table-row>
          </table:table-header-rows>
          <table:table-rows>
            <table:table-row>
              <table:table-cell office:value-type="float" office:value="1">
                <text:p>1</text:p>
              </table:table-cell>
              <table:table-cell office:value-type="float" office:value="6.787745">
                <text:p>6.787745</text:p>
              </table:table-cell>
              <table:table-cell office:value-type="float" office:value="4.811951">
                <text:p>4.811951</text:p>
              </table:table-cell>
            </table:table-row>
            <table:table-row>
              <table:table-cell office:value-type="float" office:value="2">
                <text:p>2</text:p>
              </table:table-cell>
              <table:table-cell office:value-type="float" office:value="7.470298">
                <text:p>7.470298</text:p>
              </table:table-cell>
              <table:table-cell office:value-type="float" office:value="9.23165">
                <text:p>9.23165</text:p>
              </table:table-cell>
            </table:table-row>
            <table:table-row>
              <table:table-cell office:value-type="float" office:value="3">
                <text:p>3</text:p>
              </table:table-cell>
              <table:table-cell office:value-type="float" office:value="4.809424">
                <text:p>4.809424</text:p>
              </table:table-cell>
              <table:table-cell office:value-type="float" office:value="5.927792">
                <text:p>5.927792</text:p>
              </table:table-cell>
            </table:table-row>
            <table:table-row>
              <table:table-cell office:value-type="float" office:value="4">
                <text:p>4</text:p>
              </table:table-cell>
              <table:table-cell office:value-type="float" office:value="5.497116">
                <text:p>5.497116</text:p>
              </table:table-cell>
              <table:table-cell office:value-type="float" office:value="5.121705">
                <text:p>5.121705</text:p>
              </table:table-cell>
            </table:table-row>
            <table:table-row>
              <table:table-cell office:value-type="float" office:value="5">
                <text:p>5</text:p>
              </table:table-cell>
              <table:table-cell office:value-type="float" office:value="6.123045">
                <text:p>6.123045</text:p>
              </table:table-cell>
              <table:table-cell office:value-type="float" office:value="6.99402">
                <text:p>6.99402</text:p>
              </table:table-cell>
            </table:table-row>
            <table:table-row>
              <table:table-cell office:value-type="float" office:value="6">
                <text:p>6</text:p>
              </table:table-cell>
              <table:table-cell office:value-type="float" office:value="6.0713">
                <text:p>6.0713</text:p>
              </table:table-cell>
              <table:table-cell office:value-type="float" office:value="8.987748">
                <text:p>8.987748</text:p>
              </table:table-cell>
            </table:table-row>
            <table:table-row>
              <table:table-cell office:value-type="float" office:value="7">
                <text:p>7</text:p>
              </table:table-cell>
              <table:table-cell office:value-type="float" office:value="6.784632">
                <text:p>6.784632</text:p>
              </table:table-cell>
              <table:table-cell office:value-type="float" office:value="9.030967">
                <text:p>9.030967</text:p>
              </table:table-cell>
            </table:table-row>
            <table:table-row>
              <table:table-cell office:value-type="float" office:value="8">
                <text:p>8</text:p>
              </table:table-cell>
              <table:table-cell office:value-type="float" office:value="6.484765">
                <text:p>6.484765</text:p>
              </table:table-cell>
              <table:table-cell office:value-type="float" office:value="9.252547">
                <text:p>9.252547</text:p>
              </table:table-cell>
            </table:table-row>
            <table:table-row>
              <table:table-cell office:value-type="float" office:value="9">
                <text:p>9</text:p>
              </table:table-cell>
              <table:table-cell office:value-type="float" office:value="7.341032">
                <text:p>7.341032</text:p>
              </table:table-cell>
              <table:table-cell office:value-type="float" office:value="13.551158">
                <text:p>13.551158</text:p>
              </table:table-cell>
            </table:table-row>
            <table:table-row>
              <table:table-cell office:value-type="float" office:value="10">
                <text:p>10</text:p>
              </table:table-cell>
              <table:table-cell office:value-type="float" office:value="10.912736">
                <text:p>10.912736</text:p>
              </table:table-cell>
              <table:table-cell office:value-type="float" office:value="13.753532">
                <text:p>13.753532</text:p>
              </table:table-cell>
            </table:table-row>
            <table:table-row>
              <table:table-cell office:value-type="float" office:value="11">
                <text:p>11</text:p>
              </table:table-cell>
              <table:table-cell office:value-type="float" office:value="11.630978">
                <text:p>11.630978</text:p>
              </table:table-cell>
              <table:table-cell office:value-type="float" office:value="8.777984">
                <text:p>8.777984</text:p>
              </table:table-cell>
            </table:table-row>
            <table:table-row>
              <table:table-cell office:value-type="float" office:value="12">
                <text:p>12</text:p>
              </table:table-cell>
              <table:table-cell office:value-type="float" office:value="0.503653">
                <text:p>0.503653</text:p>
              </table:table-cell>
              <table:table-cell office:value-type="float" office:value="4.532526">
                <text:p>4.532526</text:p>
              </table:table-cell>
            </table:table-row>
            <table:table-row>
              <table:table-cell office:value-type="float" office:value="13">
                <text:p>13</text:p>
              </table:table-cell>
              <table:table-cell office:value-type="float" office:value="22.188479">
                <text:p>22.188479</text:p>
              </table:table-cell>
              <table:table-cell office:value-type="float" office:value="14.513122">
                <text:p>14.513122</text:p>
              </table:table-cell>
            </table:table-row>
            <table:table-row>
              <table:table-cell office:value-type="float" office:value="14">
                <text:p>14</text:p>
              </table:table-cell>
              <table:table-cell office:value-type="float" office:value="1.22502">
                <text:p>1.22502</text:p>
              </table:table-cell>
              <table:table-cell office:value-type="float" office:value="14.529634">
                <text:p>14.529634</text:p>
              </table:table-cell>
            </table:table-row>
            <table:table-row>
              <table:table-cell office:value-type="float" office:value="15">
                <text:p>15</text:p>
              </table:table-cell>
              <table:table-cell office:value-type="float" office:value="15.013399">
                <text:p>15.013399</text:p>
              </table:table-cell>
              <table:table-cell office:value-type="float" office:value="9.469856">
                <text:p>9.469856</text:p>
              </table:table-cell>
            </table:table-row>
            <table:table-row>
              <table:table-cell office:value-type="float" office:value="16">
                <text:p>16</text:p>
              </table:table-cell>
              <table:table-cell office:value-type="float" office:value="11.853534">
                <text:p>11.853534</text:p>
              </table:table-cell>
              <table:table-cell office:value-type="float" office:value="9.083618">
                <text:p>9.083618</text:p>
              </table:table-cell>
            </table:table-row>
            <table:table-row>
              <table:table-cell office:value-type="float" office:value="17">
                <text:p>17</text:p>
              </table:table-cell>
              <table:table-cell office:value-type="float" office:value="10.10098">
                <text:p>10.10098</text:p>
              </table:table-cell>
              <table:table-cell office:value-type="float" office:value="8.488549">
                <text:p>8.488549</text:p>
              </table:table-cell>
            </table:table-row>
            <table:table-row>
              <table:table-cell office:value-type="float" office:value="18">
                <text:p>18</text:p>
              </table:table-cell>
              <table:table-cell office:value-type="float" office:value="13.759543">
                <text:p>13.759543</text:p>
              </table:table-cell>
              <table:table-cell office:value-type="float" office:value="12.063375">
                <text:p>12.063375</text:p>
              </table:table-cell>
            </table:table-row>
            <table:table-row>
              <table:table-cell office:value-type="float" office:value="19">
                <text:p>19</text:p>
              </table:table-cell>
              <table:table-cell office:value-type="float" office:value="10.948761">
                <text:p>10.948761</text:p>
              </table:table-cell>
              <table:table-cell office:value-type="float" office:value="0.302951">
                <text:p>0.302951</text:p>
              </table:table-cell>
            </table:table-row>
            <table:table-row>
              <table:table-cell office:value-type="float" office:value="20">
                <text:p>20</text:p>
              </table:table-cell>
              <table:table-cell office:value-type="float" office:value="0.400457">
                <text:p>0.400457</text:p>
              </table:table-cell>
              <table:table-cell office:value-type="float" office:value="5.214749">
                <text:p>5.214749</text:p>
              </table:table-cell>
            </table:table-row>
            <table:table-row>
              <table:table-cell office:value-type="float" office:value="21">
                <text:p>21</text:p>
              </table:table-cell>
              <table:table-cell office:value-type="float" office:value="7.085953">
                <text:p>7.085953</text:p>
              </table:table-cell>
              <table:table-cell office:value-type="float" office:value="6.170885">
                <text:p>6.170885</text:p>
              </table:table-cell>
            </table:table-row>
            <table:table-row>
              <table:table-cell office:value-type="float" office:value="22">
                <text:p>22</text:p>
              </table:table-cell>
              <table:table-cell office:value-type="float" office:value="11.54566">
                <text:p>11.54566</text:p>
              </table:table-cell>
              <table:table-cell office:value-type="float" office:value="6.272451">
                <text:p>6.272451</text:p>
              </table:table-cell>
            </table:table-row>
            <table:table-row>
              <table:table-cell office:value-type="float" office:value="23">
                <text:p>23</text:p>
              </table:table-cell>
              <table:table-cell office:value-type="float" office:value="6.447646">
                <text:p>6.447646</text:p>
              </table:table-cell>
              <table:table-cell office:value-type="float" office:value="2.847338">
                <text:p>2.847338</text:p>
              </table:table-cell>
            </table:table-row>
            <table:table-row>
              <table:table-cell office:value-type="float" office:value="24">
                <text:p>24</text:p>
              </table:table-cell>
              <table:table-cell office:value-type="float" office:value="0.648207">
                <text:p>0.648207</text:p>
              </table:table-cell>
              <table:table-cell office:value-type="float" office:value="2.161211">
                <text:p>2.161211</text:p>
              </table:table-cell>
            </table:table-row>
            <table:table-row>
              <table:table-cell office:value-type="float" office:value="25">
                <text:p>25</text:p>
              </table:table-cell>
              <table:table-cell office:value-type="float" office:value="6.651844">
                <text:p>6.651844</text:p>
              </table:table-cell>
              <table:table-cell office:value-type="float" office:value="1.691946">
                <text:p>1.691946</text:p>
              </table:table-cell>
            </table:table-row>
            <table:table-row>
              <table:table-cell office:value-type="float" office:value="26">
                <text:p>26</text:p>
              </table:table-cell>
              <table:table-cell office:value-type="float" office:value="7.698248">
                <text:p>7.698248</text:p>
              </table:table-cell>
              <table:table-cell office:value-type="float" office:value="1.12461">
                <text:p>1.12461</text:p>
              </table:table-cell>
            </table:table-row>
            <table:table-row>
              <table:table-cell office:value-type="float" office:value="27">
                <text:p>27</text:p>
              </table:table-cell>
              <table:table-cell office:value-type="float" office:value="0.959244">
                <text:p>0.959244</text:p>
              </table:table-cell>
              <table:table-cell office:value-type="float" office:value="0.578918">
                <text:p>0.578918</text:p>
              </table:table-cell>
            </table:table-row>
            <table:table-row>
              <table:table-cell office:value-type="float" office:value="28">
                <text:p>28</text:p>
              </table:table-cell>
              <table:table-cell office:value-type="float" office:value="8.442225">
                <text:p>8.442225</text:p>
              </table:table-cell>
              <table:table-cell office:value-type="float" office:value="0.099777">
                <text:p>0.099777</text:p>
              </table:table-cell>
            </table:table-row>
            <table:table-row>
              <table:table-cell office:value-type="float" office:value="29">
                <text:p>29</text:p>
              </table:table-cell>
              <table:table-cell office:value-type="float" office:value="6.201376">
                <text:p>6.201376</text:p>
              </table:table-cell>
              <table:table-cell office:value-type="float" office:value="0.578258">
                <text:p>0.578258</text:p>
              </table:table-cell>
            </table:table-row>
            <table:table-row>
              <table:table-cell office:value-type="float" office:value="30">
                <text:p>30</text:p>
              </table:table-cell>
              <table:table-cell office:value-type="float" office:value="5.192652">
                <text:p>5.192652</text:p>
              </table:table-cell>
              <table:table-cell office:value-type="float" office:value="8.566301">
                <text:p>8.566301</text:p>
              </table:table-cell>
            </table:table-row>
            <table:table-row>
              <table:table-cell office:value-type="float" office:value="31">
                <text:p>31</text:p>
              </table:table-cell>
              <table:table-cell office:value-type="float" office:value="3.076978">
                <text:p>3.076978</text:p>
              </table:table-cell>
              <table:table-cell office:value-type="float" office:value="9.767494">
                <text:p>9.767494</text:p>
              </table:table-cell>
            </table:table-row>
            <table:table-row>
              <table:table-cell office:value-type="float" office:value="32">
                <text:p>32</text:p>
              </table:table-cell>
              <table:table-cell office:value-type="float" office:value="2.834569">
                <text:p>2.834569</text:p>
              </table:table-cell>
              <table:table-cell office:value-type="float" office:value="9.026627">
                <text:p>9.026627</text:p>
              </table:table-cell>
            </table:table-row>
            <table:table-row>
              <table:table-cell office:value-type="float" office:value="33">
                <text:p>33</text:p>
              </table:table-cell>
              <table:table-cell office:value-type="float" office:value="3.176711">
                <text:p>3.176711</text:p>
              </table:table-cell>
              <table:table-cell office:value-type="float" office:value="6.09249">
                <text:p>6.09249</text:p>
              </table:table-cell>
            </table:table-row>
            <table:table-row>
              <table:table-cell office:value-type="float" office:value="34">
                <text:p>34</text:p>
              </table:table-cell>
              <table:table-cell office:value-type="float" office:value="2.156664">
                <text:p>2.156664</text:p>
              </table:table-cell>
              <table:table-cell office:value-type="float" office:value="3.110158">
                <text:p>3.110158</text:p>
              </table:table-cell>
            </table:table-row>
            <table:table-row>
              <table:table-cell office:value-type="float" office:value="35">
                <text:p>35</text:p>
              </table:table-cell>
              <table:table-cell office:value-type="float" office:value="0.930523">
                <text:p>0.930523</text:p>
              </table:table-cell>
              <table:table-cell office:value-type="float" office:value="0.005742">
                <text:p>0.005742</text:p>
              </table:table-cell>
            </table:table-row>
            <table:table-row>
              <table:table-cell office:value-type="float" office:value="36">
                <text:p>36</text:p>
              </table:table-cell>
              <table:table-cell office:value-type="float" office:value="0.138946">
                <text:p>0.138946</text:p>
              </table:table-cell>
              <table:table-cell office:value-type="float" office:value="0.00052">
                <text:p>0.00052</text:p>
              </table:table-cell>
            </table:table-row>
            <table:table-row>
              <table:table-cell office:value-type="float" office:value="37">
                <text:p>37</text:p>
              </table:table-cell>
              <table:table-cell office:value-type="float" office:value="0.063647">
                <text:p>0.063647</text:p>
              </table:table-cell>
              <table:table-cell office:value-type="float" office:value="0.005763">
                <text:p>0.005763</text:p>
              </table:table-cell>
            </table:table-row>
            <table:table-row>
              <table:table-cell office:value-type="float" office:value="38">
                <text:p>38</text:p>
              </table:table-cell>
              <table:table-cell office:value-type="float" office:value="0.690766">
                <text:p>0.690766</text:p>
              </table:table-cell>
              <table:table-cell office:value-type="float" office:value="0.044468">
                <text:p>0.044468</text:p>
              </table:table-cell>
            </table:table-row>
            <table:table-row>
              <table:table-cell office:value-type="float" office:value="39">
                <text:p>39</text:p>
              </table:table-cell>
              <table:table-cell office:value-type="float" office:value="0.515874">
                <text:p>0.515874</text:p>
              </table:table-cell>
              <table:table-cell office:value-type="float" office:value="0.281606">
                <text:p>0.281606</text:p>
              </table:table-cell>
            </table:table-row>
            <table:table-row>
              <table:table-cell office:value-type="float" office:value="40">
                <text:p>40</text:p>
              </table:table-cell>
              <table:table-cell office:value-type="float" office:value="0.097203">
                <text:p>0.097203</text:p>
              </table:table-cell>
              <table:table-cell office:value-type="float" office:value="0.168522">
                <text:p>0.168522</text:p>
              </table:table-cell>
            </table:table-row>
            <table:table-row>
              <table:table-cell office:value-type="float" office:value="41">
                <text:p>41</text:p>
              </table:table-cell>
              <table:table-cell office:value-type="float" office:value="0.16562">
                <text:p>0.16562</text:p>
              </table:table-cell>
              <table:table-cell office:value-type="float" office:value="0.162379">
                <text:p>0.162379</text:p>
              </table:table-cell>
            </table:table-row>
            <table:table-row>
              <table:table-cell office:value-type="float" office:value="42">
                <text:p>42</text:p>
              </table:table-cell>
              <table:table-cell office:value-type="float" office:value="0.021251">
                <text:p>0.021251</text:p>
              </table:table-cell>
              <table:table-cell office:value-type="float" office:value="0.000005">
                <text:p>0.00000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treat-empty-cells="use-zero"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0003">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0003">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86cm" svg:height="6.614cm" xlink:href="." xlink:type="simple" chart:class="chart:area" chart:style-name="ch1">
        <chart:title svg:x="4.708cm" svg:y="0.268cm" chart:style-name="ch2">
          <text:p>reorder 11 / σταμάτημα σε ηρεμία</text:p>
        </chart:title>
        <chart:legend svg:x="13.196cm" svg:y="0.201cm" style:legend-expansion="custom" chartooo:width="3.113cm" chartooo:height="0.856cm" style:legend-expansion-aspect-ratio="3.63668224299065" chart:style-name="ch3"/>
        <chart:plot-area chart:style-name="ch4" chart:data-source-has-labels="both" svg:x="0.337cm" svg:y="0.86cm" svg:width="16.11cm" svg:height="5.527cm">
          <chartooo:coordinate-region svg:x="2.281cm" svg:y="1.061cm" svg:width="14.024cm" svg:height="4.527cm"/>
          <chart:axis chart:dimension="x" chart:name="primary-x" chart:style-name="ch5" chartooo:axis-type="text">
            <chart:title svg:x="8.223cm" svg:y="6.189cm" chart:style-name="ch6">
              <text:p>turn</text:p>
            </chart:title>
            <chart:categories table:cell-range-address="local-table.$A$2:.$A$48"/>
          </chart:axis>
          <chart:axis chart:dimension="y" chart:name="primary-y" chart:style-name="ch7">
            <chart:title svg:x="0.596cm" svg:y="5.842cm" chart:style-name="ch8">
              <text:p>calls</text:p>
            </chart:title>
            <chart:grid chart:style-name="ch9" chart:class="major"/>
          </chart:axis>
          <chart:series chart:style-name="ch10" chart:values-cell-range-address="local-table.$B$2:.$B$48" chart:label-cell-address="local-table.$B$1" chart:class="chart:area">
            <chart:data-point chart:repeated="47"/>
          </chart:series>
          <chart:series chart:style-name="ch11" chart:values-cell-range-address="local-table.$C$2:.$C$48" chart:label-cell-address="local-table.$C$1" chart:class="chart:area">
            <chart:data-point chart:repeated="4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 calls</text:p>
              </table:table-cell>
              <table:table-cell office:value-type="string">
                <text:p>extra calls</text:p>
              </table:table-cell>
            </table:table-row>
          </table:table-header-rows>
          <table:table-rows>
            <table:table-row>
              <table:table-cell office:value-type="string">
                <text:p>1</text:p>
              </table:table-cell>
              <table:table-cell office:value-type="float" office:value="3844116">
                <text:p>3844116</text:p>
              </table:table-cell>
              <table:table-cell office:value-type="float" office:value="617474">
                <text:p>617474</text:p>
              </table:table-cell>
            </table:table-row>
            <table:table-row>
              <table:table-cell office:value-type="string">
                <text:p>2</text:p>
              </table:table-cell>
              <table:table-cell office:value-type="float" office:value="9137329">
                <text:p>9137329</text:p>
              </table:table-cell>
              <table:table-cell office:value-type="float" office:value="1859119">
                <text:p>1859119</text:p>
              </table:table-cell>
            </table:table-row>
            <table:table-row>
              <table:table-cell office:value-type="string">
                <text:p>3</text:p>
              </table:table-cell>
              <table:table-cell office:value-type="float" office:value="8442485">
                <text:p>8442485</text:p>
              </table:table-cell>
              <table:table-cell office:value-type="float" office:value="1675206">
                <text:p>1675206</text:p>
              </table:table-cell>
            </table:table-row>
            <table:table-row>
              <table:table-cell office:value-type="string">
                <text:p>4</text:p>
              </table:table-cell>
              <table:table-cell office:value-type="float" office:value="4936233">
                <text:p>4936233</text:p>
              </table:table-cell>
              <table:table-cell office:value-type="float" office:value="947925">
                <text:p>947925</text:p>
              </table:table-cell>
            </table:table-row>
            <table:table-row>
              <table:table-cell office:value-type="string">
                <text:p>5</text:p>
              </table:table-cell>
              <table:table-cell office:value-type="float" office:value="6526063">
                <text:p>6526063</text:p>
              </table:table-cell>
              <table:table-cell office:value-type="float" office:value="1412612">
                <text:p>1412612</text:p>
              </table:table-cell>
            </table:table-row>
            <table:table-row>
              <table:table-cell office:value-type="string">
                <text:p>6</text:p>
              </table:table-cell>
              <table:table-cell office:value-type="float" office:value="13110412">
                <text:p>13110412</text:p>
              </table:table-cell>
              <table:table-cell office:value-type="float" office:value="3563634">
                <text:p>3563634</text:p>
              </table:table-cell>
            </table:table-row>
            <table:table-row>
              <table:table-cell office:value-type="string">
                <text:p>7</text:p>
              </table:table-cell>
              <table:table-cell office:value-type="float" office:value="16218380">
                <text:p>16218380</text:p>
              </table:table-cell>
              <table:table-cell office:value-type="float" office:value="4165169">
                <text:p>4165169</text:p>
              </table:table-cell>
            </table:table-row>
            <table:table-row>
              <table:table-cell office:value-type="string">
                <text:p>8</text:p>
              </table:table-cell>
              <table:table-cell office:value-type="float" office:value="13501485">
                <text:p>13501485</text:p>
              </table:table-cell>
              <table:table-cell office:value-type="float" office:value="3276704">
                <text:p>3276704</text:p>
              </table:table-cell>
            </table:table-row>
            <table:table-row>
              <table:table-cell office:value-type="string">
                <text:p>9</text:p>
              </table:table-cell>
              <table:table-cell office:value-type="float" office:value="9066251">
                <text:p>9066251</text:p>
              </table:table-cell>
              <table:table-cell office:value-type="float" office:value="2144000">
                <text:p>2144000</text:p>
              </table:table-cell>
            </table:table-row>
            <table:table-row>
              <table:table-cell office:value-type="string">
                <text:p>10</text:p>
              </table:table-cell>
              <table:table-cell office:value-type="float" office:value="7597705">
                <text:p>7597705</text:p>
              </table:table-cell>
              <table:table-cell office:value-type="float" office:value="1769660">
                <text:p>1769660</text:p>
              </table:table-cell>
            </table:table-row>
            <table:table-row>
              <table:table-cell office:value-type="string">
                <text:p>11</text:p>
              </table:table-cell>
              <table:table-cell office:value-type="float" office:value="5296277">
                <text:p>5296277</text:p>
              </table:table-cell>
              <table:table-cell office:value-type="float" office:value="1350347">
                <text:p>1350347</text:p>
              </table:table-cell>
            </table:table-row>
            <table:table-row>
              <table:table-cell office:value-type="string">
                <text:p>12</text:p>
              </table:table-cell>
              <table:table-cell office:value-type="float" office:value="4345968">
                <text:p>4345968</text:p>
              </table:table-cell>
              <table:table-cell office:value-type="float" office:value="1108572">
                <text:p>1108572</text:p>
              </table:table-cell>
            </table:table-row>
            <table:table-row>
              <table:table-cell office:value-type="string">
                <text:p>13</text:p>
              </table:table-cell>
              <table:table-cell office:value-type="float" office:value="4183119">
                <text:p>4183119</text:p>
              </table:table-cell>
              <table:table-cell office:value-type="float" office:value="1128303">
                <text:p>1128303</text:p>
              </table:table-cell>
            </table:table-row>
            <table:table-row>
              <table:table-cell office:value-type="string">
                <text:p>14</text:p>
              </table:table-cell>
              <table:table-cell office:value-type="float" office:value="4792664">
                <text:p>4792664</text:p>
              </table:table-cell>
              <table:table-cell office:value-type="float" office:value="1410354">
                <text:p>1410354</text:p>
              </table:table-cell>
            </table:table-row>
            <table:table-row>
              <table:table-cell office:value-type="string">
                <text:p>15</text:p>
              </table:table-cell>
              <table:table-cell office:value-type="float" office:value="2057053">
                <text:p>2057053</text:p>
              </table:table-cell>
              <table:table-cell office:value-type="float" office:value="632063">
                <text:p>632063</text:p>
              </table:table-cell>
            </table:table-row>
            <table:table-row>
              <table:table-cell office:value-type="string">
                <text:p>16</text:p>
              </table:table-cell>
              <table:table-cell office:value-type="float" office:value="3612241">
                <text:p>3612241</text:p>
              </table:table-cell>
              <table:table-cell office:value-type="float" office:value="1064698">
                <text:p>1064698</text:p>
              </table:table-cell>
            </table:table-row>
            <table:table-row>
              <table:table-cell office:value-type="string">
                <text:p>17</text:p>
              </table:table-cell>
              <table:table-cell office:value-type="float" office:value="2489989">
                <text:p>2489989</text:p>
              </table:table-cell>
              <table:table-cell office:value-type="float" office:value="740090">
                <text:p>740090</text:p>
              </table:table-cell>
            </table:table-row>
            <table:table-row>
              <table:table-cell office:value-type="string">
                <text:p>18</text:p>
              </table:table-cell>
              <table:table-cell office:value-type="float" office:value="2245810">
                <text:p>2245810</text:p>
              </table:table-cell>
              <table:table-cell office:value-type="float" office:value="525082">
                <text:p>525082</text:p>
              </table:table-cell>
            </table:table-row>
            <table:table-row>
              <table:table-cell office:value-type="string">
                <text:p>19</text:p>
              </table:table-cell>
              <table:table-cell office:value-type="float" office:value="1220585">
                <text:p>1220585</text:p>
              </table:table-cell>
              <table:table-cell office:value-type="float" office:value="289047">
                <text:p>289047</text:p>
              </table:table-cell>
            </table:table-row>
            <table:table-row>
              <table:table-cell office:value-type="string">
                <text:p>20</text:p>
              </table:table-cell>
              <table:table-cell office:value-type="float" office:value="2204317">
                <text:p>2204317</text:p>
              </table:table-cell>
              <table:table-cell office:value-type="float" office:value="450518">
                <text:p>450518</text:p>
              </table:table-cell>
            </table:table-row>
            <table:table-row>
              <table:table-cell office:value-type="string">
                <text:p>21</text:p>
              </table:table-cell>
              <table:table-cell office:value-type="float" office:value="1812978">
                <text:p>1812978</text:p>
              </table:table-cell>
              <table:table-cell office:value-type="float" office:value="449690">
                <text:p>449690</text:p>
              </table:table-cell>
            </table:table-row>
            <table:table-row>
              <table:table-cell office:value-type="string">
                <text:p>22</text:p>
              </table:table-cell>
              <table:table-cell office:value-type="float" office:value="2888877">
                <text:p>2888877</text:p>
              </table:table-cell>
              <table:table-cell office:value-type="float" office:value="698424">
                <text:p>698424</text:p>
              </table:table-cell>
            </table:table-row>
            <table:table-row>
              <table:table-cell office:value-type="string">
                <text:p>23</text:p>
              </table:table-cell>
              <table:table-cell office:value-type="float" office:value="2172331">
                <text:p>2172331</text:p>
              </table:table-cell>
              <table:table-cell office:value-type="float" office:value="511104">
                <text:p>511104</text:p>
              </table:table-cell>
            </table:table-row>
            <table:table-row>
              <table:table-cell office:value-type="string">
                <text:p>24</text:p>
              </table:table-cell>
              <table:table-cell office:value-type="float" office:value="2457406">
                <text:p>2457406</text:p>
              </table:table-cell>
              <table:table-cell office:value-type="float" office:value="622385">
                <text:p>622385</text:p>
              </table:table-cell>
            </table:table-row>
            <table:table-row>
              <table:table-cell office:value-type="string">
                <text:p>25</text:p>
              </table:table-cell>
              <table:table-cell office:value-type="float" office:value="2336494">
                <text:p>2336494</text:p>
              </table:table-cell>
              <table:table-cell office:value-type="float" office:value="515562">
                <text:p>515562</text:p>
              </table:table-cell>
            </table:table-row>
            <table:table-row>
              <table:table-cell office:value-type="string">
                <text:p>26</text:p>
              </table:table-cell>
              <table:table-cell office:value-type="float" office:value="1352460">
                <text:p>1352460</text:p>
              </table:table-cell>
              <table:table-cell office:value-type="float" office:value="344086">
                <text:p>344086</text:p>
              </table:table-cell>
            </table:table-row>
            <table:table-row>
              <table:table-cell office:value-type="string">
                <text:p>27</text:p>
              </table:table-cell>
              <table:table-cell office:value-type="float" office:value="693932">
                <text:p>693932</text:p>
              </table:table-cell>
              <table:table-cell office:value-type="float" office:value="193684">
                <text:p>193684</text:p>
              </table:table-cell>
            </table:table-row>
            <table:table-row>
              <table:table-cell office:value-type="string">
                <text:p>28</text:p>
              </table:table-cell>
              <table:table-cell office:value-type="float" office:value="540865">
                <text:p>540865</text:p>
              </table:table-cell>
              <table:table-cell office:value-type="float" office:value="169663">
                <text:p>169663</text:p>
              </table:table-cell>
            </table:table-row>
            <table:table-row>
              <table:table-cell office:value-type="string">
                <text:p>29</text:p>
              </table:table-cell>
              <table:table-cell office:value-type="float" office:value="291968">
                <text:p>291968</text:p>
              </table:table-cell>
              <table:table-cell office:value-type="float" office:value="103162">
                <text:p>103162</text:p>
              </table:table-cell>
            </table:table-row>
            <table:table-row>
              <table:table-cell office:value-type="string">
                <text:p>30</text:p>
              </table:table-cell>
              <table:table-cell office:value-type="float" office:value="357203">
                <text:p>357203</text:p>
              </table:table-cell>
              <table:table-cell office:value-type="float" office:value="155441">
                <text:p>155441</text:p>
              </table:table-cell>
            </table:table-row>
            <table:table-row>
              <table:table-cell office:value-type="string">
                <text:p>31</text:p>
              </table:table-cell>
              <table:table-cell office:value-type="float" office:value="137752">
                <text:p>137752</text:p>
              </table:table-cell>
              <table:table-cell office:value-type="float" office:value="45881">
                <text:p>45881</text:p>
              </table:table-cell>
            </table:table-row>
            <table:table-row>
              <table:table-cell office:value-type="string">
                <text:p>32</text:p>
              </table:table-cell>
              <table:table-cell office:value-type="float" office:value="580241">
                <text:p>580241</text:p>
              </table:table-cell>
              <table:table-cell office:value-type="float" office:value="206161">
                <text:p>206161</text:p>
              </table:table-cell>
            </table:table-row>
            <table:table-row>
              <table:table-cell office:value-type="string">
                <text:p>33</text:p>
              </table:table-cell>
              <table:table-cell office:value-type="float" office:value="104574">
                <text:p>104574</text:p>
              </table:table-cell>
              <table:table-cell office:value-type="float" office:value="33920">
                <text:p>33920</text:p>
              </table:table-cell>
            </table:table-row>
            <table:table-row>
              <table:table-cell office:value-type="string">
                <text:p>34</text:p>
              </table:table-cell>
              <table:table-cell office:value-type="float" office:value="99014">
                <text:p>99014</text:p>
              </table:table-cell>
              <table:table-cell office:value-type="float" office:value="28510">
                <text:p>28510</text:p>
              </table:table-cell>
            </table:table-row>
            <table:table-row>
              <table:table-cell office:value-type="string">
                <text:p>35</text:p>
              </table:table-cell>
              <table:table-cell office:value-type="float" office:value="152541">
                <text:p>152541</text:p>
              </table:table-cell>
              <table:table-cell office:value-type="float" office:value="44670">
                <text:p>44670</text:p>
              </table:table-cell>
            </table:table-row>
            <table:table-row>
              <table:table-cell office:value-type="string">
                <text:p>36</text:p>
              </table:table-cell>
              <table:table-cell office:value-type="float" office:value="3759433">
                <text:p>3759433</text:p>
              </table:table-cell>
              <table:table-cell office:value-type="float" office:value="963168">
                <text:p>963168</text:p>
              </table:table-cell>
            </table:table-row>
            <table:table-row>
              <table:table-cell office:value-type="string">
                <text:p>37</text:p>
              </table:table-cell>
              <table:table-cell office:value-type="float" office:value="443586">
                <text:p>443586</text:p>
              </table:table-cell>
              <table:table-cell office:value-type="float" office:value="95690">
                <text:p>95690</text:p>
              </table:table-cell>
            </table:table-row>
            <table:table-row>
              <table:table-cell office:value-type="string">
                <text:p>38</text:p>
              </table:table-cell>
              <table:table-cell office:value-type="float" office:value="4348541">
                <text:p>4348541</text:p>
              </table:table-cell>
              <table:table-cell office:value-type="float" office:value="1040295">
                <text:p>1040295</text:p>
              </table:table-cell>
            </table:table-row>
            <table:table-row>
              <table:table-cell office:value-type="string">
                <text:p>39</text:p>
              </table:table-cell>
              <table:table-cell office:value-type="float" office:value="2573413">
                <text:p>2573413</text:p>
              </table:table-cell>
              <table:table-cell office:value-type="float" office:value="576368">
                <text:p>576368</text:p>
              </table:table-cell>
            </table:table-row>
            <table:table-row>
              <table:table-cell office:value-type="string">
                <text:p>40</text:p>
              </table:table-cell>
              <table:table-cell office:value-type="float" office:value="1861792">
                <text:p>1861792</text:p>
              </table:table-cell>
              <table:table-cell office:value-type="float" office:value="374402">
                <text:p>374402</text:p>
              </table:table-cell>
            </table:table-row>
            <table:table-row>
              <table:table-cell office:value-type="string">
                <text:p>41</text:p>
              </table:table-cell>
              <table:table-cell office:value-type="float" office:value="4056472">
                <text:p>4056472</text:p>
              </table:table-cell>
              <table:table-cell office:value-type="float" office:value="850161">
                <text:p>850161</text:p>
              </table:table-cell>
            </table:table-row>
            <table:table-row>
              <table:table-cell office:value-type="string">
                <text:p>42</text:p>
              </table:table-cell>
              <table:table-cell office:value-type="float" office:value="1284297">
                <text:p>1284297</text:p>
              </table:table-cell>
              <table:table-cell office:value-type="float" office:value="217949">
                <text:p>217949</text:p>
              </table:table-cell>
            </table:table-row>
            <table:table-row>
              <table:table-cell office:value-type="string">
                <text:p>43</text:p>
              </table:table-cell>
              <table:table-cell office:value-type="float" office:value="2254">
                <text:p>2254</text:p>
              </table:table-cell>
              <table:table-cell office:value-type="float" office:value="270">
                <text:p>270</text:p>
              </table:table-cell>
            </table:table-row>
            <table:table-row>
              <table:table-cell office:value-type="string">
                <text:p>44</text:p>
              </table:table-cell>
              <table:table-cell office:value-type="float" office:value="10">
                <text:p>10</text:p>
              </table:table-cell>
              <table:table-cell office:value-type="float" office:value="0">
                <text:p>0</text:p>
              </table:table-cell>
            </table:table-row>
            <table:table-row>
              <table:table-cell office:value-type="string">
                <text:p>45</text:p>
              </table:table-cell>
              <table:table-cell office:value-type="float" office:value="4">
                <text:p>4</text:p>
              </table:table-cell>
              <table:table-cell office:value-type="float" office:value="0">
                <text:p>0</text:p>
              </table:table-cell>
            </table:table-row>
            <table:table-row>
              <table:table-cell office:value-type="string">
                <text:p>46</text:p>
              </table:table-cell>
              <table:table-cell office:value-type="float" office:value="2">
                <text:p>2</text:p>
              </table:table-cell>
              <table:table-cell office:value-type="float" office:value="0">
                <text:p>0</text:p>
              </table:table-cell>
            </table:table-row>
            <table:table-row>
              <table:table-cell office:value-type="string">
                <text:p>47</text:p>
              </table:table-cell>
              <table:table-cell office:value-type="float" office:value="12">
                <text:p>12</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6" loext:min-decimal-places="6"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symbol-type="none" chart:link-data-style-to-source="true"/>
      <style:graphic-properties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7.385cm" xlink:href="." xlink:type="simple" chart:class="chart:line" chart:style-name="ch1">
        <chart:title svg:x="4.619cm" svg:y="0.283cm" chart:style-name="ch2">
          <text:p>Reorder 11 με άστατες κινήσεις</text:p>
        </chart:title>
        <chart:legend svg:x="11.546cm" svg:y="0.144cm" style:legend-expansion="custom" chartooo:width="4.239cm" chartooo:height="0.904cm" style:legend-expansion-aspect-ratio="4.6891592920354" chart:style-name="ch3"/>
        <chart:plot-area chart:style-name="ch4" chart:data-source-has-labels="both" svg:x="0.552cm" svg:y="0.982cm" svg:width="15.245cm" svg:height="6.017cm">
          <chartooo:coordinate-region svg:x="1.179cm" svg:y="1.183cm" svg:width="14.618cm" svg:height="5.017cm"/>
          <chart:axis chart:dimension="x" chart:name="primary-x" chart:style-name="ch5" chartooo:axis-type="text">
            <chart:title svg:x="7.751cm" svg:y="6.82cm" chart:style-name="ch6">
              <text:p>turn</text:p>
            </chart:title>
            <chart:categories table:cell-range-address="local-table.$A$2:.$A$43"/>
          </chart:axis>
          <chart:axis chart:dimension="y" chart:name="primary-y" chart:style-name="ch5">
            <chart:title svg:x="0.002cm" svg:y="4.313cm" chart:style-name="ch7">
              <text:p>time (s)</text:p>
            </chart:title>
            <chart:grid chart:style-name="ch8" chart:class="major"/>
          </chart:axis>
          <chart:series chart:style-name="ch9" chart:values-cell-range-address="local-table.$B$2:.$B$43" chart:label-cell-address="local-table.$B$1" chart:class="chart:line">
            <chart:data-point chart:repeated="42"/>
          </chart:series>
          <chart:series chart:style-name="ch10" chart:values-cell-range-address="local-table.$C$2:.$C$43" chart:label-cell-address="local-table.$C$1" chart:class="chart:line">
            <chart:data-point chart:repeated="4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multithreading</text:p>
              </table:table-cell>
              <table:table-cell office:value-type="string">
                <text:p>multithreading</text:p>
              </table:table-cell>
            </table:table-row>
          </table:table-header-rows>
          <table:table-rows>
            <table:table-row>
              <table:table-cell office:value-type="string">
                <text:p>1</text:p>
              </table:table-cell>
              <table:table-cell office:value-type="float" office:value="7.650241">
                <text:p>7.650241</text:p>
              </table:table-cell>
              <table:table-cell office:value-type="float" office:value="2.52375">
                <text:p>2.52375</text:p>
              </table:table-cell>
            </table:table-row>
            <table:table-row>
              <table:table-cell office:value-type="string">
                <text:p>2</text:p>
              </table:table-cell>
              <table:table-cell office:value-type="float" office:value="17.113596">
                <text:p>17.113596</text:p>
              </table:table-cell>
              <table:table-cell office:value-type="float" office:value="6.232295">
                <text:p>6.232295</text:p>
              </table:table-cell>
            </table:table-row>
            <table:table-row>
              <table:table-cell office:value-type="string">
                <text:p>3</text:p>
              </table:table-cell>
              <table:table-cell office:value-type="float" office:value="15.211159">
                <text:p>15.211159</text:p>
              </table:table-cell>
              <table:table-cell office:value-type="float" office:value="11.401827">
                <text:p>11.401827</text:p>
              </table:table-cell>
            </table:table-row>
            <table:table-row>
              <table:table-cell office:value-type="string">
                <text:p>4</text:p>
              </table:table-cell>
              <table:table-cell office:value-type="float" office:value="9.607647">
                <text:p>9.607647</text:p>
              </table:table-cell>
              <table:table-cell office:value-type="float" office:value="14.050355">
                <text:p>14.050355</text:p>
              </table:table-cell>
            </table:table-row>
            <table:table-row>
              <table:table-cell office:value-type="string">
                <text:p>5</text:p>
              </table:table-cell>
              <table:table-cell office:value-type="float" office:value="12.219428">
                <text:p>12.219428</text:p>
              </table:table-cell>
              <table:table-cell office:value-type="float" office:value="9.633462">
                <text:p>9.633462</text:p>
              </table:table-cell>
            </table:table-row>
            <table:table-row>
              <table:table-cell office:value-type="string">
                <text:p>6</text:p>
              </table:table-cell>
              <table:table-cell office:value-type="float" office:value="25.666586">
                <text:p>25.666586</text:p>
              </table:table-cell>
              <table:table-cell office:value-type="float" office:value="8.216818">
                <text:p>8.216818</text:p>
              </table:table-cell>
            </table:table-row>
            <table:table-row>
              <table:table-cell office:value-type="string">
                <text:p>7</text:p>
              </table:table-cell>
              <table:table-cell office:value-type="float" office:value="32.75535">
                <text:p>32.75535</text:p>
              </table:table-cell>
              <table:table-cell office:value-type="float" office:value="8.792062">
                <text:p>8.792062</text:p>
              </table:table-cell>
            </table:table-row>
            <table:table-row>
              <table:table-cell office:value-type="string">
                <text:p>8</text:p>
              </table:table-cell>
              <table:table-cell office:value-type="float" office:value="25.50373">
                <text:p>25.50373</text:p>
              </table:table-cell>
              <table:table-cell office:value-type="float" office:value="9.50463">
                <text:p>9.50463</text:p>
              </table:table-cell>
            </table:table-row>
            <table:table-row>
              <table:table-cell office:value-type="string">
                <text:p>9</text:p>
              </table:table-cell>
              <table:table-cell office:value-type="float" office:value="16.68247">
                <text:p>16.68247</text:p>
              </table:table-cell>
              <table:table-cell office:value-type="float" office:value="8.645995">
                <text:p>8.645995</text:p>
              </table:table-cell>
            </table:table-row>
            <table:table-row>
              <table:table-cell office:value-type="string">
                <text:p>10</text:p>
              </table:table-cell>
              <table:table-cell office:value-type="float" office:value="15.062849">
                <text:p>15.062849</text:p>
              </table:table-cell>
              <table:table-cell office:value-type="float" office:value="8.314089">
                <text:p>8.314089</text:p>
              </table:table-cell>
            </table:table-row>
            <table:table-row>
              <table:table-cell office:value-type="string">
                <text:p>11</text:p>
              </table:table-cell>
              <table:table-cell office:value-type="float" office:value="10.107561">
                <text:p>10.107561</text:p>
              </table:table-cell>
              <table:table-cell office:value-type="float" office:value="7.852588">
                <text:p>7.852588</text:p>
              </table:table-cell>
            </table:table-row>
            <table:table-row>
              <table:table-cell office:value-type="string">
                <text:p>12</text:p>
              </table:table-cell>
              <table:table-cell office:value-type="float" office:value="9.793152">
                <text:p>9.793152</text:p>
              </table:table-cell>
              <table:table-cell office:value-type="float" office:value="9.381666">
                <text:p>9.381666</text:p>
              </table:table-cell>
            </table:table-row>
            <table:table-row>
              <table:table-cell office:value-type="string">
                <text:p>13</text:p>
              </table:table-cell>
              <table:table-cell office:value-type="float" office:value="8.711873">
                <text:p>8.711873</text:p>
              </table:table-cell>
              <table:table-cell office:value-type="float" office:value="5.020534">
                <text:p>5.020534</text:p>
              </table:table-cell>
            </table:table-row>
            <table:table-row>
              <table:table-cell office:value-type="string">
                <text:p>14</text:p>
              </table:table-cell>
              <table:table-cell office:value-type="float" office:value="10.134739">
                <text:p>10.134739</text:p>
              </table:table-cell>
              <table:table-cell office:value-type="float" office:value="7.972334">
                <text:p>7.972334</text:p>
              </table:table-cell>
            </table:table-row>
            <table:table-row>
              <table:table-cell office:value-type="string">
                <text:p>15</text:p>
              </table:table-cell>
              <table:table-cell office:value-type="float" office:value="4.562455">
                <text:p>4.562455</text:p>
              </table:table-cell>
              <table:table-cell office:value-type="float" office:value="6.917699">
                <text:p>6.917699</text:p>
              </table:table-cell>
            </table:table-row>
            <table:table-row>
              <table:table-cell office:value-type="string">
                <text:p>16</text:p>
              </table:table-cell>
              <table:table-cell office:value-type="float" office:value="7.787243">
                <text:p>7.787243</text:p>
              </table:table-cell>
              <table:table-cell office:value-type="float" office:value="6.601427">
                <text:p>6.601427</text:p>
              </table:table-cell>
            </table:table-row>
            <table:table-row>
              <table:table-cell office:value-type="string">
                <text:p>17</text:p>
              </table:table-cell>
              <table:table-cell office:value-type="float" office:value="5.615242">
                <text:p>5.615242</text:p>
              </table:table-cell>
              <table:table-cell office:value-type="float" office:value="5.54876">
                <text:p>5.54876</text:p>
              </table:table-cell>
            </table:table-row>
            <table:table-row>
              <table:table-cell office:value-type="string">
                <text:p>18</text:p>
              </table:table-cell>
              <table:table-cell office:value-type="float" office:value="4.939375">
                <text:p>4.939375</text:p>
              </table:table-cell>
              <table:table-cell office:value-type="float" office:value="4.435612">
                <text:p>4.435612</text:p>
              </table:table-cell>
            </table:table-row>
            <table:table-row>
              <table:table-cell office:value-type="string">
                <text:p>19</text:p>
              </table:table-cell>
              <table:table-cell office:value-type="float" office:value="2.655596">
                <text:p>2.655596</text:p>
              </table:table-cell>
              <table:table-cell office:value-type="float" office:value="2.836553">
                <text:p>2.836553</text:p>
              </table:table-cell>
            </table:table-row>
            <table:table-row>
              <table:table-cell office:value-type="string">
                <text:p>20</text:p>
              </table:table-cell>
              <table:table-cell office:value-type="float" office:value="4.848408">
                <text:p>4.848408</text:p>
              </table:table-cell>
              <table:table-cell office:value-type="float" office:value="0.376974">
                <text:p>0.376974</text:p>
              </table:table-cell>
            </table:table-row>
            <table:table-row>
              <table:table-cell office:value-type="string">
                <text:p>21</text:p>
              </table:table-cell>
              <table:table-cell office:value-type="float" office:value="3.804108">
                <text:p>3.804108</text:p>
              </table:table-cell>
              <table:table-cell office:value-type="float" office:value="4.026065">
                <text:p>4.026065</text:p>
              </table:table-cell>
            </table:table-row>
            <table:table-row>
              <table:table-cell office:value-type="string">
                <text:p>22</text:p>
              </table:table-cell>
              <table:table-cell office:value-type="float" office:value="6.147531">
                <text:p>6.147531</text:p>
              </table:table-cell>
              <table:table-cell office:value-type="float" office:value="1.119067">
                <text:p>1.119067</text:p>
              </table:table-cell>
            </table:table-row>
            <table:table-row>
              <table:table-cell office:value-type="string">
                <text:p>23</text:p>
              </table:table-cell>
              <table:table-cell office:value-type="float" office:value="4.425557">
                <text:p>4.425557</text:p>
              </table:table-cell>
              <table:table-cell office:value-type="float" office:value="7.02122">
                <text:p>7.02122</text:p>
              </table:table-cell>
            </table:table-row>
            <table:table-row>
              <table:table-cell office:value-type="string">
                <text:p>24</text:p>
              </table:table-cell>
              <table:table-cell office:value-type="float" office:value="5.036083">
                <text:p>5.036083</text:p>
              </table:table-cell>
              <table:table-cell office:value-type="float" office:value="7.073977">
                <text:p>7.073977</text:p>
              </table:table-cell>
            </table:table-row>
            <table:table-row>
              <table:table-cell office:value-type="string">
                <text:p>25</text:p>
              </table:table-cell>
              <table:table-cell office:value-type="float" office:value="5.159146">
                <text:p>5.159146</text:p>
              </table:table-cell>
              <table:table-cell office:value-type="float" office:value="7.452222">
                <text:p>7.452222</text:p>
              </table:table-cell>
            </table:table-row>
            <table:table-row>
              <table:table-cell office:value-type="string">
                <text:p>26</text:p>
              </table:table-cell>
              <table:table-cell office:value-type="float" office:value="2.983299">
                <text:p>2.983299</text:p>
              </table:table-cell>
              <table:table-cell office:value-type="float" office:value="5.518178">
                <text:p>5.518178</text:p>
              </table:table-cell>
            </table:table-row>
            <table:table-row>
              <table:table-cell office:value-type="string">
                <text:p>27</text:p>
              </table:table-cell>
              <table:table-cell office:value-type="float" office:value="1.526625">
                <text:p>1.526625</text:p>
              </table:table-cell>
              <table:table-cell office:value-type="float" office:value="1.191427">
                <text:p>1.191427</text:p>
              </table:table-cell>
            </table:table-row>
            <table:table-row>
              <table:table-cell office:value-type="string">
                <text:p>28</text:p>
              </table:table-cell>
              <table:table-cell office:value-type="float" office:value="1.186684">
                <text:p>1.186684</text:p>
              </table:table-cell>
              <table:table-cell office:value-type="float" office:value="11.253604">
                <text:p>11.253604</text:p>
              </table:table-cell>
            </table:table-row>
            <table:table-row>
              <table:table-cell office:value-type="string">
                <text:p>29</text:p>
              </table:table-cell>
              <table:table-cell office:value-type="float" office:value="0.606837">
                <text:p>0.606837</text:p>
              </table:table-cell>
              <table:table-cell office:value-type="float" office:value="9.782274">
                <text:p>9.782274</text:p>
              </table:table-cell>
            </table:table-row>
            <table:table-row>
              <table:table-cell office:value-type="string">
                <text:p>30</text:p>
              </table:table-cell>
              <table:table-cell office:value-type="float" office:value="0.763799">
                <text:p>0.763799</text:p>
              </table:table-cell>
              <table:table-cell office:value-type="float" office:value="7.475115">
                <text:p>7.475115</text:p>
              </table:table-cell>
            </table:table-row>
            <table:table-row>
              <table:table-cell office:value-type="string">
                <text:p>31</text:p>
              </table:table-cell>
              <table:table-cell office:value-type="float" office:value="0.306136">
                <text:p>0.306136</text:p>
              </table:table-cell>
              <table:table-cell office:value-type="float" office:value="3.524929">
                <text:p>3.524929</text:p>
              </table:table-cell>
            </table:table-row>
            <table:table-row>
              <table:table-cell office:value-type="string">
                <text:p>32</text:p>
              </table:table-cell>
              <table:table-cell office:value-type="float" office:value="1.084516">
                <text:p>1.084516</text:p>
              </table:table-cell>
              <table:table-cell office:value-type="float" office:value="1.345016">
                <text:p>1.345016</text:p>
              </table:table-cell>
            </table:table-row>
            <table:table-row>
              <table:table-cell office:value-type="string">
                <text:p>33</text:p>
              </table:table-cell>
              <table:table-cell office:value-type="float" office:value="0.199722">
                <text:p>0.199722</text:p>
              </table:table-cell>
              <table:table-cell office:value-type="float" office:value="0.365048">
                <text:p>0.365048</text:p>
              </table:table-cell>
            </table:table-row>
            <table:table-row>
              <table:table-cell office:value-type="string">
                <text:p>34</text:p>
              </table:table-cell>
              <table:table-cell office:value-type="float" office:value="0.158453">
                <text:p>0.158453</text:p>
              </table:table-cell>
              <table:table-cell office:value-type="float" office:value="1.216848">
                <text:p>1.216848</text:p>
              </table:table-cell>
            </table:table-row>
            <table:table-row>
              <table:table-cell office:value-type="string">
                <text:p>35</text:p>
              </table:table-cell>
              <table:table-cell office:value-type="float" office:value="0.209451">
                <text:p>0.209451</text:p>
              </table:table-cell>
              <table:table-cell office:value-type="float" office:value="0.288236">
                <text:p>0.288236</text:p>
              </table:table-cell>
            </table:table-row>
            <table:table-row>
              <table:table-cell office:value-type="string">
                <text:p>36</text:p>
              </table:table-cell>
              <table:table-cell office:value-type="float" office:value="5.372307">
                <text:p>5.372307</text:p>
              </table:table-cell>
              <table:table-cell office:value-type="float" office:value="0.189064">
                <text:p>0.189064</text:p>
              </table:table-cell>
            </table:table-row>
            <table:table-row>
              <table:table-cell office:value-type="string">
                <text:p>37</text:p>
              </table:table-cell>
              <table:table-cell office:value-type="float" office:value="0.612867">
                <text:p>0.612867</text:p>
              </table:table-cell>
              <table:table-cell office:value-type="float" office:value="1.737828">
                <text:p>1.737828</text:p>
              </table:table-cell>
            </table:table-row>
            <table:table-row>
              <table:table-cell office:value-type="string">
                <text:p>38</text:p>
              </table:table-cell>
              <table:table-cell office:value-type="float" office:value="5.833997">
                <text:p>5.833997</text:p>
              </table:table-cell>
              <table:table-cell office:value-type="float" office:value="0.550396">
                <text:p>0.550396</text:p>
              </table:table-cell>
            </table:table-row>
            <table:table-row>
              <table:table-cell office:value-type="string">
                <text:p>39</text:p>
              </table:table-cell>
              <table:table-cell office:value-type="float" office:value="3.135817">
                <text:p>3.135817</text:p>
              </table:table-cell>
              <table:table-cell office:value-type="float" office:value="0.024624">
                <text:p>0.024624</text:p>
              </table:table-cell>
            </table:table-row>
            <table:table-row>
              <table:table-cell office:value-type="string">
                <text:p>40</text:p>
              </table:table-cell>
              <table:table-cell office:value-type="float" office:value="2.163615">
                <text:p>2.163615</text:p>
              </table:table-cell>
              <table:table-cell office:value-type="float" office:value="0.131152">
                <text:p>0.131152</text:p>
              </table:table-cell>
            </table:table-row>
            <table:table-row>
              <table:table-cell office:value-type="string">
                <text:p>41</text:p>
              </table:table-cell>
              <table:table-cell office:value-type="float" office:value="4.390138">
                <text:p>4.390138</text:p>
              </table:table-cell>
              <table:table-cell office:value-type="float" office:value="0.001524">
                <text:p>0.001524</text:p>
              </table:table-cell>
            </table:table-row>
            <table:table-row>
              <table:table-cell office:value-type="string">
                <text:p>42</text:p>
              </table:table-cell>
              <table:table-cell office:value-type="float" office:value="1.149388">
                <text:p>1.149388</text:p>
              </table:table-cell>
              <table:table-cell office:value-type="float" office:value="0.007672">
                <text:p>0.00767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